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3.69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10mm" fo:break-before="auto" style:use-optimal-row-height="true"/>
    </style:style>
    <style:style style:name="ro16" style:family="table-row">
      <style:table-row-properties style:row-height="14.8mm" fo:break-before="auto" style:use-optimal-row-height="true"/>
    </style:style>
    <style:style style:name="ro17" style:family="table-row">
      <style:table-row-properties style:row-height="9.47mm" fo:break-before="auto" style:use-optimal-row-height="true"/>
    </style:style>
    <style:style style:name="ro18" style:family="table-row">
      <style:table-row-properties style:row-height="5.63mm" fo:break-before="auto" style:use-optimal-row-height="tru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6mm" fo:break-before="auto" style:use-optimal-row-height="true"/>
    </style:style>
    <style:style style:name="ro21" style:family="table-row">
      <style:table-row-properties style:row-height="4.52mm" fo:break-before="auto" style:use-optimal-row-height="false"/>
    </style:style>
    <style:style style:name="ro22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71m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20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3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245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language="none" fo:country="none" style:language-asian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192"/>
        </table:table-header-columns>
        <table:table-column table:style-name="co4" table:default-cell-style-name="ce206"/>
        <table:table-column table:style-name="co5" table:default-cell-style-name="ce206"/>
        <table:table-column table:style-name="co6" table:default-cell-style-name="ce206"/>
        <table:table-column table:style-name="co7" table:default-cell-style-name="ce56"/>
        <table:table-column table:style-name="co8" table:default-cell-style-name="ce206"/>
        <table:table-column table:style-name="co9" table:default-cell-style-name="ce206"/>
        <table:table-column table:style-name="co10" table:default-cell-style-name="ce233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206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212"/>
            <table:table-cell table:style-name="ce220" office:value-type="string" calcext:value-type="string" table:number-columns-spanned="4" table:number-rows-spanned="1">
              <text:p>Farnell / Element14</text:p>
            </table:table-cell>
            <table:covered-table-cell table:style-name="ce220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212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212"/>
            <table:table-cell table:style-name="ce220" office:value-type="string" calcext:value-type="string" table:number-columns-spanned="4" table:number-rows-spanned="1">
              <text:p>RS Components</text:p>
            </table:table-cell>
            <table:covered-table-cell table:style-name="ce220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212"/>
            <table:table-cell table:style-name="ce131"/>
            <table:table-cell table:style-name="ce135"/>
            <table:table-cell table:style-name="ce30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304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89, C9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8" calcext:value-type="float">
            <text:p>8</text:p>
          </table:table-cell>
          <table:table-cell table:style-name="ce58" office:value-type="float" office:value="1759291" calcext:value-type="float">
            <text:p>1759291</text:p>
          </table:table-cell>
          <table:table-cell table:style-name="ce64" office:value-type="string" calcext:value-type="string">
            <text:p>MC0805B332K101CT</text:p>
          </table:table-cell>
          <table:table-cell table:style-name="ce67" office:value-type="float" office:value="0.0145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332KBANNNC</text:p>
          </table:table-cell>
          <table:table-cell table:style-name="ce93" office:value-type="float" office:value="0.045" calcext:value-type="float">
            <text:p>0,045</text:p>
          </table:table-cell>
          <table:table-cell table:style-name="ce101"/>
          <table:table-cell table:style-name="ce86" office:value-type="string" calcext:value-type="string">
            <text:p>C0805C332K5RAC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/>
          <table:table-cell table:style-name="ce86" office:value-type="string" calcext:value-type="string">
            <text:p>237-7009</text:p>
          </table:table-cell>
          <table:table-cell table:style-name="ce86" office:value-type="string" calcext:value-type="string">
            <text:p>GRM216R71H332KA01D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332KBANNNC</text:p>
          </table:table-cell>
          <table:table-cell table:style-name="ce125" office:value-type="float" office:value="0.0069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0]&lt;&gt;&quot;&quot;;&quot;&quot;;[.G30])" office:value-type="float" office:value="8" calcext:value-type="float">
            <text:p>8</text:p>
          </table:table-cell>
          <table:table-cell table:style-name="ce144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1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2]=&quot;Power board&quot;;[.B32]*2;[.B3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1:.G32])" office:value-type="float" office:value="4" calcext:value-type="float">
            <text:p>4</text:p>
          </table:table-cell>
          <table:table-cell table:style-name="ce18" office:value-type="float" office:value="2470492" calcext:value-type="float">
            <text:p>2470492</text:p>
          </table:table-cell>
          <table:table-cell table:style-name="ce30" office:value-type="string" calcext:value-type="string">
            <text:p>GRM21BR71H474KA88L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21B474KBFNFNE</text:p>
          </table:table-cell>
          <table:table-cell table:style-name="ce92" office:value-type="float" office:value="0.139" calcext:value-type="float">
            <text:p>0,139</text:p>
          </table:table-cell>
          <table:table-cell table:style-name="ce100"/>
          <table:table-cell table:style-name="ce85" office:value-type="string" calcext:value-type="string">
            <text:p>C0805C474K5RACTU</text:p>
          </table:table-cell>
          <table:table-cell table:style-name="ce92" office:value-type="float" office:value="0.103" calcext:value-type="float">
            <text:p>0,103</text:p>
          </table:table-cell>
          <table:table-cell table:style-name="ce100"/>
          <table:table-cell table:style-name="ce110" office:value-type="string" calcext:value-type="string">
            <text:p>766-1053</text:p>
          </table:table-cell>
          <table:table-cell table:style-name="ce110" office:value-type="string" calcext:value-type="string">
            <text:p>CL21B474KBF4PNG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474KBFNNNG</text:p>
          </table:table-cell>
          <table:table-cell table:style-name="ce66" office:value-type="float" office:value="0.0153" calcext:value-type="float">
            <text:p>0,015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4" calcext:value-type="float">
            <text:p>4</text:p>
          </table:table-cell>
          <table:table-cell table:style-name="ce143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0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34]&lt;&gt;&quot;&quot;;MIN([.J34];[.M34];[.P34];[.T34];[.W34])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4, C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5]=&quot;Power board&quot;;[.B35]*2;[.B35])" office:value-type="float" office:value="4" calcext:value-type="float">
            <text:p>4</text:p>
          </table:table-cell>
          <table:table-cell table:style-name="ce18" office:value-type="float" office:value="1759217" calcext:value-type="float">
            <text:p>1759217</text:p>
          </table:table-cell>
          <table:table-cell table:style-name="ce30" office:value-type="string" calcext:value-type="string">
            <text:p>MC0805N471J500CT</text:p>
          </table:table-cell>
          <table:table-cell table:style-name="ce66" office:value-type="float" office:value="0.0233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1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A471J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78-700</text:p>
          </table:table-cell>
          <table:table-cell table:style-name="ce110" office:value-type="string" calcext:value-type="string">
            <text:p>0805CG471J9BB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C471JBANNNC</text:p>
          </table:table-cell>
          <table:table-cell table:style-name="ce66" office:value-type="float" office:value="0.00915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5]&lt;&gt;&quot;&quot;;&quot;&quot;;[.G35])" office:value-type="float" office:value="4" calcext:value-type="float">
            <text:p>4</text:p>
          </table:table-cell>
          <table:table-cell table:style-name="ce143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0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6]=&quot;Power board&quot;;[.B36]*2;[.B3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7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7]=&quot;Power board&quot;;[.B37]*2;[.B3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:.G37])" office:value-type="float" office:value="3" calcext:value-type="float">
            <text:p>3</text:p>
          </table:table-cell>
          <table:table-cell table:style-name="ce58" office:value-type="float" office:value="2496983" calcext:value-type="float">
            <text:p>2496983</text:p>
          </table:table-cell>
          <table:table-cell table:style-name="ce64" office:value-type="string" calcext:value-type="string">
            <text:p>0805B473K500CT</text:p>
          </table:table-cell>
          <table:table-cell table:style-name="ce67" office:value-type="float" office:value="0.0232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3KBC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C473K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91-303</text:p>
          </table:table-cell>
          <table:table-cell table:style-name="ce86" office:value-type="string" calcext:value-type="string">
            <text:p>08055C473KAT2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C0805KRX7R9473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8]&lt;&gt;&quot;&quot;;&quot;&quot;;[.G38])" office:value-type="float" office:value="3" calcext:value-type="float">
            <text:p>3</text:p>
          </table:table-cell>
          <table:table-cell table:style-name="ce144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1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]=&quot;Power board&quot;;[.B40]*2;[.B40])" office:value-type="float" office:value="1" calcext:value-type="float">
            <text:p>1</text:p>
          </table:table-cell>
          <table:table-cell table:style-name="ce58" office:value-type="float" office:value="2468839" calcext:value-type="float">
            <text:p>2468839</text:p>
          </table:table-cell>
          <table:table-cell table:style-name="ce64" office:value-type="string" calcext:value-type="string">
            <text:p>B32520E6473K000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668-9993</text:p>
          </table:table-cell>
          <table:table-cell table:style-name="ce86" office:value-type="string" calcext:value-type="string">
            <text:p>B32520C6473K189</text:p>
          </table:table-cell>
          <table:table-cell table:style-name="ce93" office:value-type="float" office:value="0.241" calcext:value-type="float">
            <text:p>0,24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40]" office:value-type="float" office:value="1" calcext:value-type="float">
            <text:p>1</text:p>
          </table:table-cell>
          <table:table-cell table:style-name="ce101"/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1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34, C4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1]=&quot;Power board&quot;;[.B41]*2;[.B41])" office:value-type="float" office:value="4" calcext:value-type="float">
            <text:p>4</text:p>
          </table:table-cell>
          <table:table-cell table:style-name="ce18" office:value-type="string" calcext:value-type="string">
            <text:p>1414692</text:p>
          </table:table-cell>
          <table:table-cell table:style-name="ce30" office:value-type="string" calcext:value-type="string">
            <text:p>C0805C470J5GACTU</text:p>
          </table:table-cell>
          <table:table-cell table:style-name="ce66" office:value-type="float" office:value="0.0284" calcext:value-type="float">
            <text:p>0,02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0JBANNNC</text:p>
          </table:table-cell>
          <table:table-cell table:style-name="ce92" office:value-type="float" office:value="0.043" calcext:value-type="float">
            <text:p>0,043</text:p>
          </table:table-cell>
          <table:table-cell table:style-name="ce100"/>
          <table:table-cell table:style-name="ce85" office:value-type="string" calcext:value-type="string">
            <text:p>C0805C470J5GACTU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110" office:value-type="string" calcext:value-type="string">
            <text:p>264-4270</text:p>
          </table:table-cell>
          <table:table-cell table:style-name="ce110" office:value-type="string" calcext:value-type="string">
            <text:p>C0805C470J5GACTU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C0805JRNPO9470</text:p>
          </table:table-cell>
          <table:table-cell table:style-name="ce66" office:value-type="float" office:value="0.007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1]&lt;&gt;&quot;&quot;;&quot;&quot;;[.G41])" office:value-type="float" office:value="4" calcext:value-type="float">
            <text:p>4</text:p>
          </table:table-cell>
          <table:table-cell table:style-name="ce143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0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]=&quot;Power board&quot;;[.B42]*2;[.B42])" office:value-type="float" office:value="1" calcext:value-type="float">
            <text:p>1</text:p>
          </table:table-cell>
          <table:table-cell table:style-name="ce58" office:value-type="float" office:value="9695850" calcext:value-type="float">
            <text:p>9695850</text:p>
          </table:table-cell>
          <table:table-cell table:style-name="ce64" office:value-type="string" calcext:value-type="string">
            <text:p>EEEFK1V470P</text:p>
          </table:table-cell>
          <table:table-cell table:style-name="ce67" office:value-type="float" office:value="0.493" calcext:value-type="float">
            <text:p>0,4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FK1V470P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EEEFK1V470P</text:p>
          </table:table-cell>
          <table:table-cell table:style-name="ce93" office:value-type="float" office:value="0.443" calcext:value-type="float">
            <text:p>0,443</text:p>
          </table:table-cell>
          <table:table-cell table:style-name="ce101"/>
          <table:table-cell table:style-name="ce86" office:value-type="string" calcext:value-type="string">
            <text:p>565-623</text:p>
          </table:table-cell>
          <table:table-cell table:style-name="ce86" office:value-type="string" calcext:value-type="string">
            <text:p>EEEFK1V470AP</text:p>
          </table:table-cell>
          <table:table-cell table:style-name="ce93" office:value-type="float" office:value="0.165" calcext:value-type="float">
            <text:p>0,16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V470P</text:p>
          </table:table-cell>
          <table:table-cell table:style-name="ce125" office:value-type="float" office:value="0.1572" calcext:value-type="float">
            <text:p>0,157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42]&lt;&gt;&quot;&quot;;&quot;&quot;;[.G42])" office:value-type="float" office:value="1" calcext:value-type="float">
            <text:p>1</text:p>
          </table:table-cell>
          <table:table-cell table:style-name="ce144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1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4]=&quot;Power board&quot;;[.B44]*2;[.B44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5]=&quot;Power board&quot;;[.B45]*2;[.B4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4:.G45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2KCA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GRM21AR72D472KW01D</text:p>
          </table:table-cell>
          <table:table-cell table:style-name="ce93" office:value-type="float" office:value="0.05" calcext:value-type="float">
            <text:p>0,050</text:p>
          </table:table-cell>
          <table:table-cell table:style-name="ce101"/>
          <table:table-cell table:style-name="ce86" office:value-type="string" calcext:value-type="string">
            <text:p>698-3364</text:p>
          </table:table-cell>
          <table:table-cell table:style-name="ce86" office:value-type="string" calcext:value-type="string">
            <text:p>08051C472KAZ2A</text:p>
          </table:table-cell>
          <table:table-cell table:style-name="ce93" office:value-type="float" office:value="0.036" calcext:value-type="float">
            <text:p>0,036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B472KCANNNC</text:p>
          </table:table-cell>
          <table:table-cell table:style-name="ce125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6]&lt;&gt;&quot;&quot;;&quot;&quot;;[.G46])" office:value-type="float" office:value="12" calcext:value-type="float">
            <text:p>12</text:p>
          </table:table-cell>
          <table:table-cell table:style-name="ce144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1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8]=&quot;Power board&quot;;[.B48]*2;[.B4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9]=&quot;Power board&quot;;[.B49]*2;[.B4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475K010AT</text:p>
          </table:table-cell>
          <table:table-cell table:style-name="ce93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T491A475K010AT</text:p>
          </table:table-cell>
          <table:table-cell table:style-name="ce93" office:value-type="float" office:value="0.299" calcext:value-type="float">
            <text:p>0,299</text:p>
          </table:table-cell>
          <table:table-cell table:style-name="ce101"/>
          <table:table-cell table:style-name="ce86" office:value-type="string" calcext:value-type="string">
            <text:p>538-2341</text:p>
          </table:table-cell>
          <table:table-cell table:style-name="ce86" office:value-type="string" calcext:value-type="string">
            <text:p>T491A475K016AT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475M010AT</text:p>
          </table:table-cell>
          <table:table-cell table:style-name="ce125" office:value-type="float" office:value="0.128" calcext:value-type="float">
            <text:p>0,128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0]&lt;&gt;&quot;&quot;;&quot;&quot;;[.G50])" office:value-type="float" office:value="3" calcext:value-type="float">
            <text:p>3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2]=&quot;Power board&quot;;[.B52]*2;[.B52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4" calcext:value-type="float">
            <text:p>1,240</text:p>
          </table:table-cell>
          <table:table-cell table:style-name="ce101"/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5" calcext:value-type="float">
            <text:p>1,250</text:p>
          </table:table-cell>
          <table:table-cell table:style-name="ce101"/>
          <table:table-cell table:style-name="ce86" office:value-type="string" calcext:value-type="string">
            <text:p>915-5415</text:p>
          </table:table-cell>
          <table:table-cell table:style-name="ce86" office:value-type="string" calcext:value-type="string">
            <text:p>CGA6M3X7S2A475K200AB</text:p>
          </table:table-cell>
          <table:table-cell table:style-name="ce93" office:value-type="float" office:value="0.686" calcext:value-type="float">
            <text:p>0,68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2]&lt;&gt;&quot;&quot;;&quot;&quot;;[.G52])" office:value-type="float" office:value="4" calcext:value-type="float">
            <text:p>4</text:p>
          </table:table-cell>
          <table:table-cell table:style-name="ce144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1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4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147-825</text:p>
          </table:table-cell>
          <table:table-cell table:style-name="ce110" office:value-type="string" calcext:value-type="string">
            <text:p>C0603C682K5RACTU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3]&lt;&gt;&quot;&quot;;&quot;&quot;;[.G53])" office:value-type="float" office:value="2" calcext:value-type="float">
            <text:p>2</text:p>
          </table:table-cell>
          <table:table-cell table:style-name="ce143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0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4]=&quot;Power board&quot;;[.B54]*2;[.B54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1"/>
          <table:table-cell table:style-name="ce86" office:value-type="string" calcext:value-type="string">
            <text:p>871-2489</text:p>
          </table:table-cell>
          <table:table-cell table:style-name="ce86" office:value-type="string" calcext:value-type="string">
            <text:p>890334023003CS</text:p>
          </table:table-cell>
          <table:table-cell table:style-name="ce93" office:value-type="float" office:value="0.42" calcext:value-type="float">
            <text:p>0,42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KP-Y2-6N8</text:p>
          </table:table-cell>
          <table:table-cell table:style-name="ce125" office:value-type="float" office:value="0.1584" calcext:value-type="float">
            <text:p>0,158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54]" office:value-type="float" office:value="1" calcext:value-type="float">
            <text:p>1</text:p>
          </table:table-cell>
          <table:table-cell table:style-name="ce101"/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5]=&quot;Power board&quot;;[.B55]*2;[.B55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100"/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0"/>
          <table:table-cell table:style-name="ce110" office:value-type="string" calcext:value-type="string">
            <text:p>339-6843</text:p>
          </table:table-cell>
          <table:table-cell table:style-name="ce110" office:value-type="string" calcext:value-type="string">
            <text:p>EECS5R5H105</text:p>
          </table:table-cell>
          <table:table-cell table:style-name="ce92" office:value-type="float" office:value="3.556" calcext:value-type="float">
            <text:p>3,5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 table:formula="of:=[.G55]" office:value-type="float" office:value="1" calcext:value-type="float">
            <text:p>1</text:p>
          </table:table-cell>
          <table:table-cell/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101"/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1"/>
          <table:table-cell table:style-name="ce86" office:value-type="string" calcext:value-type="string">
            <text:p>708-3623</text:p>
          </table:table-cell>
          <table:table-cell table:style-name="ce86" office:value-type="string" calcext:value-type="string">
            <text:p>EEEFK1J101P</text:p>
          </table:table-cell>
          <table:table-cell table:style-name="ce93" office:value-type="float" office:value="0.641" calcext:value-type="float">
            <text:p>0,64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J101P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6]&lt;&gt;&quot;&quot;;&quot;&quot;;[.G56])" office:value-type="float" office:value="2" calcext:value-type="float">
            <text:p>2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1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8]=&quot;Power board&quot;;[.B58]*2;[.B5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7:.G58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8942CT-ND</text:p>
          </table:table-cell>
          <table:table-cell table:style-name="ce92" office:value-type="float" office:value="1.43" calcext:value-type="float">
            <text:p>1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50SVPF18M</text:p>
          </table:table-cell>
          <table:table-cell table:style-name="ce92" office:value-type="float" office:value="1.72" calcext:value-type="float">
            <text:p>1,7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9]&lt;&gt;&quot;&quot;;&quot;&quot;;[.G59])" office:value-type="float" office:value="4" calcext:value-type="float">
            <text:p>4</text:p>
          </table:table-cell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0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1]=&quot;Power board&quot;;[.B61]*2;[.B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3]=&quot;Power board&quot;;[.B63]*2;[.B63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1:.G63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/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/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95" calcext:value-type="float">
            <text:p>0,19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BAS316,115</text:p>
          </table:table-cell>
          <table:table-cell table:style-name="ce125" office:value-type="float" office:value="0.0185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64]&lt;&gt;&quot;&quot;;&quot;&quot;;[.G64])" office:value-type="float" office:value="25" calcext:value-type="float">
            <text:p>25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1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70-8797</text:p>
          </table:table-cell>
          <table:table-cell table:style-name="ce86" office:value-type="string" calcext:value-type="string">
            <text:p>BAT54S</text:p>
          </table:table-cell>
          <table:table-cell table:style-name="ce93" office:value-type="float" office:value="0.202" calcext:value-type="float">
            <text:p>0,20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AT54S.215</text:p>
          </table:table-cell>
          <table:table-cell table:style-name="ce125" office:value-type="float" office:value="0.017" calcext:value-type="float">
            <text:p>0,017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66]&lt;&gt;&quot;&quot;;&quot;&quot;;[.G66])" office:value-type="float" office:value="1" calcext:value-type="float">
            <text:p>1</text:p>
          </table:table-cell>
          <table:table-cell table:style-name="ce144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1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123F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7]=&quot;Power board&quot;;[.B67]*2;[.B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123F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8]=&quot;Power board&quot;;[.B68]*2;[.B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7:.G68])" office:value-type="float" office:value="2" calcext:value-type="float">
            <text:p>2</text:p>
          </table:table-cell>
          <table:table-cell table:style-name="ce18" office:value-type="string" calcext:value-type="string">
            <text:p>1510688</text:p>
          </table:table-cell>
          <table:table-cell table:style-name="ce30" office:value-type="string" calcext:value-type="string">
            <text:p>PMEG4005EH</text:p>
          </table:table-cell>
          <table:table-cell table:style-name="ce66" office:value-type="float" office:value="0.091" calcext:value-type="float">
            <text:p>0,091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1727-3876-1-ND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71-PMEG4005EH-T/R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485-571</text:p>
          </table:table-cell>
          <table:table-cell table:style-name="ce110" office:value-type="string" calcext:value-type="string">
            <text:p>PMEG4005EH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2" calcext:value-type="float">
            <text:p>2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Farnell" calcext:value-type="string">
            <text:p>Farnell</text:p>
          </table:table-cell>
          <table:table-cell table:style-name="ce150" table:formula="of:=IF([.G69]&lt;&gt;&quot;&quot;;MIN([.J69];[.M69];[.P69];[.T69];[.W69]);&quot;&quot;)" office:value-type="currency" office:currency="EUR" office:value="0.091" calcext:value-type="currency">
            <text:p>0,091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69]*[.AC69]" office:value-type="float" office:value="0.91" calcext:value-type="float">
            <text:p>0,91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1]=&quot;Power board&quot;;[.B71]*2;[.B71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100"/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0"/>
          <table:table-cell table:style-name="ce110" office:value-type="string" calcext:value-type="string">
            <text:p>795-9075</text:p>
          </table:table-cell>
          <table:table-cell table:style-name="ce110" office:value-type="string" calcext:value-type="string">
            <text:p>STPS15H100CB-TR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1]&lt;&gt;&quot;&quot;;&quot;&quot;;[.G71])" office:value-type="float" office:value="2" calcext:value-type="float">
            <text:p>2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0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507-1476-1-ND 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0-0ZCJ0005FF2E</text:p>
          </table:table-cell>
          <table:table-cell table:style-name="ce93" office:value-type="float" office:value="0.101" calcext:value-type="float">
            <text:p>0,10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M005-60</text:p>
          </table:table-cell>
          <table:table-cell table:style-name="ce125" office:value-type="float" office:value="0.0919" calcext:value-type="float">
            <text:p>0,09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72]&lt;&gt;&quot;&quot;;&quot;&quot;;[.G72])" office:value-type="float" office:value="1" calcext:value-type="float">
            <text:p>1</text:p>
          </table:table-cell>
          <table:table-cell table:style-name="ce144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1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3]=&quot;Power board&quot;;[.B73]*2;[.B73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4]=&quot;Power board&quot;;[.B74]*2;[.B7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5]=&quot;Power board&quot;;[.B75]*2;[.B7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3:.G75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/>
          <table:table-cell table:style-name="ce86" office:value-type="string" calcext:value-type="string">
            <text:p>669-4049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72" calcext:value-type="float">
            <text:p>0,17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CBA-600</text:p>
          </table:table-cell>
          <table:table-cell table:style-name="ce125" office:value-type="float" office:value="0.0269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76]&lt;&gt;&quot;&quot;;&quot;&quot;;[.G76])" office:value-type="float" office:value="10" calcext:value-type="float">
            <text:p>10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77]&lt;&gt;&quot;&quot;;&quot;&quot;;[.G77])" office:value-type="float" office:value="0" calcext:value-type="float">
            <text:p>0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8]=&quot;Power board&quot;;[.B78]*2;[.B78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864EMSE#PBF</text:p>
          </table:table-cell>
          <table:table-cell table:style-name="ce93" office:value-type="float" office:value="3.96" calcext:value-type="float">
            <text:p>3,9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8]&lt;&gt;&quot;&quot;;&quot;&quot;;[.G78])" office:value-type="float" office:value="2" calcext:value-type="float">
            <text:p>2</text:p>
          </table:table-cell>
          <table:table-cell table:style-name="ce144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1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9]=&quot;Power board&quot;;[.B79]*2;[.B79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100"/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0"/>
          <table:table-cell table:style-name="ce110" office:value-type="string" calcext:value-type="string">
            <text:p>662-1498</text:p>
          </table:table-cell>
          <table:table-cell table:style-name="ce110" office:value-type="string" calcext:value-type="string">
            <text:p>DAC8552IDGKT</text:p>
          </table:table-cell>
          <table:table-cell table:style-name="ce92" office:value-type="float" office:value="6.524" calcext:value-type="float">
            <text:p>6,52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9]&lt;&gt;&quot;&quot;;&quot;&quot;;[.G79])" office:value-type="float" office:value="2" calcext:value-type="float">
            <text:p>2</text:p>
          </table:table-cell>
          <table:table-cell table:style-name="ce143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0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0]=&quot;Power board&quot;;[.B80]*2;[.B80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0]&lt;&gt;&quot;&quot;;&quot;&quot;;[.G80])" office:value-type="float" office:value="2" calcext:value-type="float">
            <text:p>2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1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1]=&quot;Power board&quot;;[.B81]*2;[.B81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0"/>
          <table:table-cell table:style-name="ce110" office:value-type="string" calcext:value-type="string">
            <text:p>459-459</text:p>
          </table:table-cell>
          <table:table-cell table:style-name="ce110" office:value-type="string" calcext:value-type="string">
            <text:p>TS5A9411DCKT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2" calcext:value-type="float">
            <text:p>2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0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101"/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 calcext:value-type="float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1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661-2659</text:p>
          </table:table-cell>
          <table:table-cell table:style-name="ce110" office:value-type="string" calcext:value-type="string">
            <text:p>LP339DR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0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3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4]=&quot;Power board&quot;;[.B84]*2;[.B84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1694-1-ND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4E002DRLR</text:p>
          </table:table-cell>
          <table:table-cell table:style-name="ce93" office:value-type="float" office:value="0.594" calcext:value-type="float">
            <text:p>0,5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09-9060</text:p>
          </table:table-cell>
          <table:table-cell table:style-name="ce86" office:value-type="string" calcext:value-type="string">
            <text:p>TPD4E002DRLR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1" calcext:value-type="float">
            <text:p>1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1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4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5]=&quot;Power board&quot;;[.B85]*2;[.B85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4770-1-ND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2E001DZDR </text:p>
          </table:table-cell>
          <table:table-cell table:style-name="ce92" office:value-type="float" office:value="0.519" calcext:value-type="float">
            <text:p>0,51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12-0171</text:p>
          </table:table-cell>
          <table:table-cell table:style-name="ce110" office:value-type="string" calcext:value-type="string">
            <text:p>TPD2E001DZDR</text:p>
          </table:table-cell>
          <table:table-cell table:style-name="ce92" office:value-type="float" office:value="0.193" calcext:value-type="float">
            <text:p>0,19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1" calcext:value-type="float">
            <text:p>1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0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6]=&quot;Power board&quot;;[.B86]*2;[.B86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UM3160BRWZ-ND</text:p>
          </table:table-cell>
          <table:table-cell table:style-name="ce93" office:value-type="float" office:value="7.29" calcext:value-type="float">
            <text:p>7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84-ADUM3160BRWZ</text:p>
          </table:table-cell>
          <table:table-cell table:style-name="ce93" office:value-type="float" office:value="6.66" calcext:value-type="float">
            <text:p>6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6-9041</text:p>
          </table:table-cell>
          <table:table-cell table:style-name="ce86" office:value-type="string" calcext:value-type="string">
            <text:p>ADUM3160BRWZ</text:p>
          </table:table-cell>
          <table:table-cell table:style-name="ce93" office:value-type="float" office:value="5.88" calcext:value-type="float">
            <text:p>5,8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ADUM3160BRWZ-RL</text:p>
          </table:table-cell>
          <table:table-cell table:style-name="ce125" office:value-type="float" office:value="4.04" calcext:value-type="float">
            <text:p>4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6]&lt;&gt;&quot;&quot;;&quot;&quot;;[.G86])" office:value-type="float" office:value="1" calcext:value-type="float">
            <text:p>1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1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4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7]=&quot;Power board&quot;;[.B87]*2;[.B87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LC5925IDBQR</text:p>
          </table:table-cell>
          <table:table-cell table:style-name="ce92" office:value-type="float" office:value="1.37" calcext:value-type="float">
            <text:p>1,370</text:p>
          </table:table-cell>
          <table:table-cell table:style-name="ce100"/>
          <table:table-cell table:style-name="ce85" office:value-type="string" calcext:value-type="string">
            <text:p>TLC5925IDBQR</text:p>
          </table:table-cell>
          <table:table-cell table:style-name="ce92" office:value-type="float" office:value="1.33" calcext:value-type="float">
            <text:p>1,330</text:p>
          </table:table-cell>
          <table:table-cell table:style-name="ce100"/>
          <table:table-cell table:style-name="ce110" office:value-type="string" calcext:value-type="string">
            <text:p>812-3984</text:p>
          </table:table-cell>
          <table:table-cell table:style-name="ce110" office:value-type="string" calcext:value-type="string">
            <text:p>TLC5925IDBQR</text:p>
          </table:table-cell>
          <table:table-cell table:style-name="ce92" office:value-type="float" office:value="1.109" calcext:value-type="float">
            <text:p>1,10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1" calcext:value-type="float">
            <text:p>1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8]=&quot;Power board&quot;;[.B88]*2;[.B88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41EC-B-IS1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86" office:value-type="string" calcext:value-type="string">
            <text:p>Si8641EC-B-IS1</text:p>
          </table:table-cell>
          <table:table-cell table:style-name="ce93" office:value-type="float" office:value="2.72" calcext:value-type="float">
            <text:p>2,720</text:p>
          </table:table-cell>
          <table:table-cell table:style-name="ce101"/>
          <table:table-cell table:style-name="ce86" office:value-type="string" calcext:value-type="string">
            <text:p>753-2438</text:p>
          </table:table-cell>
          <table:table-cell table:style-name="ce86" office:value-type="string" calcext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2" calcext:value-type="float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1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9]=&quot;Power board&quot;;[.B89]*2;[.B89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796-8095</text:p>
          </table:table-cell>
          <table:table-cell table:style-name="ce110" office:value-type="string" calcext:value-type="string">
            <text:p>LP2951D</text:p>
          </table:table-cell>
          <table:table-cell table:style-name="ce92" office:value-type="float" office:value="0.613" calcext:value-type="float">
            <text:p>0,61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9]&lt;&gt;&quot;&quot;;&quot;&quot;;[.G89])" office:value-type="float" office:value="2" calcext:value-type="float">
            <text:p>2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0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0]=&quot;Power board&quot;;[.B90]*2;[.B90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101"/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1"/>
          <table:table-cell table:style-name="ce86" office:value-type="string" calcext:value-type="string">
            <text:p>753-2497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2" calcext:value-type="float">
            <text:p>2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686-9123</text:p>
          </table:table-cell>
          <table:table-cell table:style-name="ce110" office:value-type="string" calcext:value-type="string">
            <text:p>LD1117ADT33TR</text:p>
          </table:table-cell>
          <table:table-cell table:style-name="ce92" office:value-type="float" office:value="0.294" calcext:value-type="float">
            <text:p>0,29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101"/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 calcext:value-type="float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1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3]=&quot;Power board&quot;;[.B93]*2;[.B93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100"/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0"/>
          <table:table-cell table:style-name="ce110" office:value-type="string" calcext:value-type="string">
            <text:p>738-0079</text:p>
          </table:table-cell>
          <table:table-cell table:style-name="ce110" office:value-type="string" calcext:value-type="string">
            <text:p>AT25256B-SSHL-B</text:p>
          </table:table-cell>
          <table:table-cell table:style-name="ce92" office:value-type="float" office:value="1.267" calcext:value-type="float">
            <text:p>1,267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.29" calcext:value-type="float">
            <text:p>1</text:p>
          </table:table-cell>
          <table:table-cell/>
          <table:table-cell table:formula="of:=IF([.Y93]&lt;&gt;&quot;&quot;;&quot;&quot;;[.G93])" office:value-type="float" office:value="1" calcext:value-type="float">
            <text:p>1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0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101"/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W5500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1" calcext:value-type="float">
            <text:p>1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857BDW1T1G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BC857BDW1T1G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/>
          <table:table-cell table:style-name="ce110" office:value-type="string" calcext:value-type="string">
            <text:p>690-0101</text:p>
          </table:table-cell>
          <table:table-cell table:style-name="ce110" office:value-type="string" calcext:value-type="string">
            <text:p>BC857BDW1T1G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E555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NE555D</text:p>
          </table:table-cell>
          <table:table-cell table:style-name="ce93" office:value-type="float" office:value="0.353" calcext:value-type="float">
            <text:p>0,353</text:p>
          </table:table-cell>
          <table:table-cell table:style-name="ce101"/>
          <table:table-cell table:style-name="ce86" office:value-type="string" calcext:value-type="string">
            <text:p>662-4006</text:p>
          </table:table-cell>
          <table:table-cell table:style-name="ce86" office:value-type="string" calcext:value-type="string">
            <text:p>TLC555CDR</text:p>
          </table:table-cell>
          <table:table-cell table:style-name="ce93" office:value-type="float" office:value="0.218" calcext:value-type="float">
            <text:p>0,2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LC555CDR</text:p>
          </table:table-cell>
          <table:table-cell table:style-name="ce125" office:value-type="float" office:value="0.384" calcext:value-type="float">
            <text:p>0,38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1221-1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SN74LVC08APWR</text:p>
          </table:table-cell>
          <table:table-cell table:style-name="ce92" office:value-type="float" office:value="0.335" calcext:value-type="float">
            <text:p>0,3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2-8588</text:p>
          </table:table-cell>
          <table:table-cell table:style-name="ce110" office:value-type="string" calcext:value-type="string">
            <text:p>SN74LVC08APWR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98]=&quot;Power board&quot;;[.B98]*2;[.B98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0778-1-ND</text:p>
          </table:table-cell>
          <table:table-cell table:style-name="ce93" office:value-type="float" office:value="2.27" calcext:value-type="float">
            <text:p>2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L783CKTTR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7455</text:p>
          </table:table-cell>
          <table:table-cell table:style-name="ce86" office:value-type="string" calcext:value-type="string">
            <text:p>TL783CKTTR</text:p>
          </table:table-cell>
          <table:table-cell table:style-name="ce93" office:value-type="float" office:value="1.904" calcext:value-type="float">
            <text:p>1,9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8]&lt;&gt;&quot;&quot;;&quot;&quot;;[.G98])" office:value-type="float" office:value="2" calcext:value-type="float">
            <text:p>2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1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4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1T34DBVR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/>
          <table:table-cell table:style-name="ce85" office:value-type="string" calcext:value-type="string">
            <text:p>SN74LV1T34DBVR</text:p>
          </table:table-cell>
          <table:table-cell table:style-name="ce92" office:value-type="float" office:value="0.398" calcext:value-type="float">
            <text:p>0,398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0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PS3705-33DR</text:p>
          </table:table-cell>
          <table:table-cell table:style-name="ce93" office:value-type="float" office:value="1.58" calcext:value-type="float">
            <text:p>1,580</text:p>
          </table:table-cell>
          <table:table-cell table:style-name="ce101"/>
          <table:table-cell table:style-name="ce86" office:value-type="string" calcext:value-type="string">
            <text:p>TPS3705-33D</text:p>
          </table:table-cell>
          <table:table-cell table:style-name="ce93" office:value-type="float" office:value="1.84" calcext:value-type="float">
            <text:p>1,840</text:p>
          </table:table-cell>
          <table:table-cell table:style-name="ce101"/>
          <table:table-cell table:style-name="ce86" office:value-type="string" calcext:value-type="string">
            <text:p>662-3331</text:p>
          </table:table-cell>
          <table:table-cell table:style-name="ce86" office:value-type="string" calcext:value-type="string">
            <text:p>TPS3705-33D</text:p>
          </table:table-cell>
          <table:table-cell table:style-name="ce93" office:value-type="float" office:value="0.528" calcext:value-type="float">
            <text:p>0,5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0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260EMSE#PBF-ND</text:p>
          </table:table-cell>
          <table:table-cell table:style-name="ce93" office:value-type="float" office:value="6.78" calcext:value-type="float">
            <text:p>6,7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51-6768</text:p>
          </table:table-cell>
          <table:table-cell table:style-name="ce86" office:value-type="string" calcext:value-type="string">
            <text:p>LTC3260EMSE#PBF</text:p>
          </table:table-cell>
          <table:table-cell table:style-name="ce93" office:value-type="float" office:value="5.8" calcext:value-type="float">
            <text:p>5,8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 calcext:value-type="float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4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3]=&quot;Power board&quot;;[.B103]*2;[.B103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L072CDT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/>
          <table:table-cell table:style-name="ce85" office:value-type="string" calcext:value-type="string">
            <text:p>TL072CDT</text:p>
          </table:table-cell>
          <table:table-cell table:style-name="ce92" office:value-type="float" office:value="0.416" calcext:value-type="float">
            <text:p>0,416</text:p>
          </table:table-cell>
          <table:table-cell table:style-name="ce100"/>
          <table:table-cell table:style-name="ce110" office:value-type="string" calcext:value-type="string">
            <text:p>857-907P</text:p>
          </table:table-cell>
          <table:table-cell table:style-name="ce110" office:value-type="string" calcext:value-type="string">
            <text:p>TL072CD</text:p>
          </table:table-cell>
          <table:table-cell table:style-name="ce92" office:value-type="float" office:value="0.252" calcext:value-type="float">
            <text:p>0,25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3]&lt;&gt;&quot;&quot;;&quot;&quot;;[.G103])" office:value-type="float" office:value="4" calcext:value-type="float">
            <text:p>4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0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3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2050HVCS8#PBF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4]=&quot;Power board&quot;;[.B104]*2;[.B104])" office:value-type="float" office:value="2" calcext:value-type="float">
            <text:p>2</text:p>
          </table:table-cell>
          <table:table-cell table:style-name="ce58" office:value-type="string" calcext:value-type="string">
            <text:p>1330903</text:p>
          </table:table-cell>
          <table:table-cell table:style-name="ce64" office:value-type="string" calcext:value-type="string">
            <text:p>LTC2050HVCS8#PBF</text:p>
          </table:table-cell>
          <table:table-cell table:style-name="ce67" office:value-type="float" office:value="2.11" calcext:value-type="float">
            <text:p>2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155" calcext:value-type="float">
            <text:p>2,155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4]&lt;&gt;&quot;&quot;;&quot;&quot;;[.G104])" office:value-type="float" office:value="2" calcext:value-type="float">
            <text:p>2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1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5]=&quot;Power board&quot;;[.B105]*2;[.B105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CP23S17-E/SS-ND 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9-MCP23S17-E/SS</text:p>
          </table:table-cell>
          <table:table-cell table:style-name="ce92" office:value-type="float" office:value="1.32" calcext:value-type="float">
            <text:p>1,3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9-6452</text:p>
          </table:table-cell>
          <table:table-cell table:style-name="ce110" office:value-type="string" calcext:value-type="string">
            <text:p>MCP23S17-E/SS</text:p>
          </table:table-cell>
          <table:table-cell table:style-name="ce92" office:value-type="float" office:value="1.168" calcext:value-type="float">
            <text:p>1,16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3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101"/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1"/>
          <table:table-cell table:style-name="ce86" office:value-type="string" calcext:value-type="string">
            <text:p>404-304</text:p>
          </table:table-cell>
          <table:table-cell table:style-name="ce86" office:value-type="string" calcext:value-type="string">
            <text:p>REF5025AID</text:p>
          </table:table-cell>
          <table:table-cell table:style-name="ce93" office:value-type="float" office:value="3.5" calcext:value-type="float">
            <text:p>3,5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 calcext:value-type="float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1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07]=&quot;Power board&quot;;[.B107]*2;[.B107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A121493-ND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1-1-726388-2</text:p>
          </table:table-cell>
          <table:table-cell table:style-name="ce92" office:value-type="float" office:value="0.235" calcext:value-type="float">
            <text:p>0,2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0-5772</text:p>
          </table:table-cell>
          <table:table-cell table:style-name="ce110" office:value-type="string" calcext:value-type="string">
            <text:p>1-726388-2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0" office:value-type="float" office:value="10" calcext:value-type="float">
            <text:p>10</text:p>
          </table:table-cell>
          <table:table-cell table:formula="of:=[.G107]" office:value-type="float" office:value="1" calcext:value-type="float">
            <text:p>1</text:p>
          </table:table-cell>
          <table:table-cell table:formula="of:=IF([.Y107]&lt;&gt;&quot;&quot;;&quot;&quot;;[.G107])">
            <text:p/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3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09]=&quot;Power board&quot;;[.B109]*2;[.B10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8:.G109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2.92" calcext:value-type="float">
            <text:p>2,920</text:p>
          </table:table-cell>
          <table:table-cell table:style-name="ce101"/>
          <table:table-cell table:style-name="ce86" office:value-type="string" calcext:value-type="string">
            <text:p>RTE24005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/>
          <table:table-cell table:style-name="ce86" office:value-type="string" calcext:value-type="string">
            <text:p>198-6898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4.676" calcext:value-type="float">
            <text:p>4,6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RT424005</text:p>
          </table:table-cell>
          <table:table-cell table:style-name="ce125" office:value-type="float" office:value="1.26" calcext:value-type="float">
            <text:p>1,2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10]" office:value-type="float" office:value="3" calcext:value-type="float">
            <text:p>3</text:p>
          </table:table-cell>
          <table:table-cell table:style-name="ce101" table:formula="of:=IF([.Y110]&lt;&gt;&quot;&quot;;&quot;&quot;;[.G108])">
            <text:p/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1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4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101"/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1"/>
          <table:table-cell table:style-name="ce86" office:value-type="string" calcext:value-type="string">
            <text:p>683-9633</text:p>
          </table:table-cell>
          <table:table-cell table:style-name="ce86" office:value-type="string" calcext:value-type="string">
            <text:p>G6K2F5DC</text:p>
          </table:table-cell>
          <table:table-cell table:style-name="ce93" office:value-type="float" office:value="4.928" calcext:value-type="float">
            <text:p>4,92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G6K-2F-5DC</text:p>
          </table:table-cell>
          <table:table-cell table:style-name="ce125" office:value-type="float" office:value="2.49" calcext:value-type="float">
            <text:p>2,4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2]&lt;&gt;&quot;&quot;;&quot;&quot;;[.G112])" office:value-type="float" office:value="2" calcext:value-type="float">
            <text:p>2</text:p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1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3]" office:value-type="float" office:value="1" calcext:value-type="float">
            <text:p>1</text:p>
          </table:table-cell>
          <table:table-cell table:formula="of:=IF([.Y113]&lt;&gt;&quot;&quot;;&quot;&quot;;[.G113])">
            <text:p/>
          </table:table-cell>
          <table:table-cell table:style-name="ce143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0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4]=&quot;Power board&quot;; [.B114]*2;[.B11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1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5]=&quot;Power board&quot;; [.B115]*2;[.B115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0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3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6]=&quot;Power board&quot;; [.B116]*2;[.B1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4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7]=&quot;Power board&quot;;[.B117]*2;[.B117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817-1535-ND</text:p>
          </table:table-cell>
          <table:table-cell table:style-name="ce92" office:value-type="float" office:value="2.51" calcext:value-type="float">
            <text:p>2,5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31-RN112-4/02 </text:p>
          </table:table-cell>
          <table:table-cell table:style-name="ce92" office:value-type="float" office:value="2.29" calcext:value-type="float">
            <text:p>2,29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19-3261</text:p>
          </table:table-cell>
          <table:table-cell table:style-name="ce110" office:value-type="string" calcext:value-type="string">
            <text:p>RN112-4-02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2" calcext:value-type="float">
            <text:p>2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0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[.B118]*2;[.B118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RR0745A-471M</text:p>
          </table:table-cell>
          <table:table-cell table:style-name="ce93" office:value-type="float" office:value="0.77" calcext:value-type="float">
            <text:p>0,770</text:p>
          </table:table-cell>
          <table:table-cell table:style-name="ce101"/>
          <table:table-cell table:style-name="ce86" office:value-type="string" calcext:value-type="string">
            <text:p>SRR0745A-471M</text:p>
          </table:table-cell>
          <table:table-cell table:style-name="ce93" office:value-type="float" office:value="0.814" calcext:value-type="float">
            <text:p>0,814</text:p>
          </table:table-cell>
          <table:table-cell table:style-name="ce101"/>
          <table:table-cell table:style-name="ce86" office:value-type="string" calcext:value-type="string">
            <text:p>770-1182</text:p>
          </table:table-cell>
          <table:table-cell table:style-name="ce86" office:value-type="string" calcext:value-type="string">
            <text:p>DR74-471-R</text:p>
          </table:table-cell>
          <table:table-cell table:style-name="ce93" office:value-type="float" office:value="0.977" calcext:value-type="float">
            <text:p>0,97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DE0704-470</text:p>
          </table:table-cell>
          <table:table-cell table:style-name="ce125" office:value-type="float" office:value="0.2537" calcext:value-type="float">
            <text:p>0,254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18]&lt;&gt;&quot;&quot;;&quot;&quot;;[.G118])" office:value-type="float" office:value="1" calcext:value-type="float">
            <text:p>1</text:p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9]=&quot;Power board&quot;;[.B119]*2;[.B119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3.38" calcext:value-type="float">
            <text:p>3,380</text:p>
          </table:table-cell>
          <table:table-cell table:style-name="ce100"/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2.97" calcext:value-type="float">
            <text:p>2,9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19]&lt;&gt;&quot;&quot;;&quot;&quot;;[.G119])" office:value-type="float" office:value="2" calcext:value-type="float">
            <text:p>2</text:p>
          </table:table-cell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0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0]=&quot;Power board&quot;;[.B120]*2;[.B120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2.16" calcext:value-type="float">
            <text:p>2,160</text:p>
          </table:table-cell>
          <table:table-cell table:style-name="ce101"/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48-6912</text:p>
          </table:table-cell>
          <table:table-cell table:style-name="ce86" office:value-type="string" calcext:value-type="string">
            <text:p>IHLP2020CZER3R3M01</text:p>
          </table:table-cell>
          <table:table-cell table:style-name="ce93" office:value-type="float" office:value="1.518" calcext:value-type="float">
            <text:p>1,5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0]&lt;&gt;&quot;&quot;;&quot;&quot;;[.G120])" office:value-type="float" office:value="4" calcext:value-type="float">
            <text:p>4</text:p>
          </table:table-cell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1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1]=&quot;Power board&quot;;[.B121]*2;[.B121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/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0"/>
          <table:table-cell table:style-name="ce110" office:value-type="string" calcext:value-type="string">
            <text:p>681-6851</text:p>
          </table:table-cell>
          <table:table-cell table:style-name="ce110" office:value-type="string" calcext:value-type="string">
            <text:p>M20-7832046</text:p>
          </table:table-cell>
          <table:table-cell table:style-name="ce92" office:value-type="float" office:value="3.027" calcext:value-type="float">
            <text:p>3,02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0" office:value-type="float" office:value="2" calcext:value-type="float">
            <text:p>2</text:p>
          </table:table-cell>
          <table:table-cell table:formula="of:=[.G121]" office:value-type="float" office:value="1" calcext:value-type="float">
            <text:p>1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2]=&quot;Power board&quot;;[.B122]*2;[.B122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101"/>
          <table:table-cell table:style-name="ce86" office:value-type="string" calcext:value-type="string">
            <text:p>630-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35-6767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206" calcext:value-type="float">
            <text:p>0,2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HSMG-C170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2" calcext:value-type="float">
            <text:p>2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3]=&quot;Power board&quot;;[.B123]*2;[.B123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468</text:p>
          </table:table-cell>
          <table:table-cell table:style-name="ce110" office:value-type="string" calcext:value-type="string">
            <text:p>HSMH-C170</text:p>
          </table:table-cell>
          <table:table-cell table:style-name="ce92" office:value-type="float" office:value="0.188" calcext:value-type="float">
            <text:p>0,18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3]&lt;&gt;&quot;&quot;;&quot;&quot;;[.G123])" office:value-type="float" office:value="5" calcext:value-type="float">
            <text:p>5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4]=&quot;Power board&quot;;[.B124]*2;[.B124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2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231" calcext:value-type="float">
            <text:p>0,23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D-C170</text:p>
          </table:table-cell>
          <table:table-cell table:style-name="ce125" office:value-type="float" office:value="0.0586" calcext:value-type="float">
            <text:p>0,05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4]&lt;&gt;&quot;&quot;;&quot;&quot;;[.G124])" office:value-type="float" office:value="1" calcext:value-type="float">
            <text:p>1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1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19</text:p>
          </table:table-cell>
          <table:table-cell table:style-name="ce110" office:value-type="string" calcext:value-type="string">
            <text:p>HSMY-C170</text:p>
          </table:table-cell>
          <table:table-cell table:style-name="ce92" office:value-type="float" office:value="0.248" calcext:value-type="float">
            <text:p>0,24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5]&lt;&gt;&quot;&quot;;&quot;&quot;;[.G125])" office:value-type="float" office:value="4" calcext:value-type="float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3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25" calcext:value-type="float">
            <text:p>0,250</text:p>
          </table:table-cell>
          <table:table-cell table:style-name="ce101"/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97-4601</text:p>
          </table:table-cell>
          <table:table-cell table:style-name="ce86" office:value-type="string" calcext:value-type="string">
            <text:p>NB12K00103JBB</text:p>
          </table:table-cell>
          <table:table-cell table:style-name="ce93" office:value-type="float" office:value="0.392" calcext:value-type="float">
            <text:p>0,39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S0805E3103JMT</text:p>
          </table:table-cell>
          <table:table-cell table:style-name="ce125" office:value-type="float" office:value="0.19" calcext:value-type="float">
            <text:p>0,19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 calcext:value-type="float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7]=&quot;Power board&quot;;[.B127]*2;[.B127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52SM</text:p>
          </table:table-cell>
          <table:table-cell table:style-name="ce92" office:value-type="float" office:value="0.91" calcext:value-type="float">
            <text:p>0,910</text:p>
          </table:table-cell>
          <table:table-cell table:style-name="ce100"/>
          <table:table-cell table:style-name="ce85" office:value-type="string" calcext:value-type="string">
            <text:p>MOC3052SM</text:p>
          </table:table-cell>
          <table:table-cell table:style-name="ce92" office:value-type="float" office:value="0.75" calcext:value-type="float">
            <text:p>0,750</text:p>
          </table:table-cell>
          <table:table-cell table:style-name="ce100"/>
          <table:table-cell table:style-name="ce110" office:value-type="string" calcext:value-type="string">
            <text:p>761-3690</text:p>
          </table:table-cell>
          <table:table-cell table:style-name="ce110" office:value-type="string" calcext:value-type="string">
            <text:p>MOC3052SM</text:p>
          </table:table-cell>
          <table:table-cell table:style-name="ce92" office:value-type="float" office:value="0.739" calcext:value-type="float">
            <text:p>0,73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27]&lt;&gt;&quot;&quot;;&quot;&quot;;[.G127])" office:value-type="float" office:value="1" calcext:value-type="float">
            <text:p>1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/>
          <table:table-cell table:style-name="ce86" office:value-type="string" calcext:value-type="string">
            <text:p>MOC3062SM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/>
          <table:table-cell table:style-name="ce86" office:value-type="string" calcext:value-type="string">
            <text:p>806-6064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0.718" calcext:value-type="float">
            <text:p>0,7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OC3062XSM</text:p>
          </table:table-cell>
          <table:table-cell table:style-name="ce125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28]&lt;&gt;&quot;&quot;;&quot;&quot;;[.G128])" office:value-type="float" office:value="1" calcext:value-type="float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9]=&quot;Power board&quot;;[.B129]*2;[.B12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29:.G130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HCPL-181-000E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HCPL-181-000E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110" office:value-type="string" calcext:value-type="string">
            <text:p>693-5277</text:p>
          </table:table-cell>
          <table:table-cell table:style-name="ce110" office:value-type="string" calcext:value-type="string">
            <text:p>HCPL-181-000E</text:p>
          </table:table-cell>
          <table:table-cell table:style-name="ce92" office:value-type="float" office:value="0.343" calcext:value-type="float">
            <text:p>0,34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4" calcext:value-type="float">
            <text:p>4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3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3]=&quot;Power board&quot;;[.B133]*2;[.B133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5305PBF-ND</text:p>
          </table:table-cell>
          <table:table-cell table:style-name="ce92" office:value-type="float" office:value="0.81" calcext:value-type="float">
            <text:p>0,810</text:p>
          </table:table-cell>
          <table:table-cell table:style-name="ce100"/>
          <table:table-cell table:style-name="ce85" office:value-type="string" calcext:value-type="string">
            <text:p>942-IRFR5305PBF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0"/>
          <table:table-cell table:style-name="ce110" office:value-type="string" calcext:value-type="string">
            <text:p><text:s/>543-2496</text:p>
          </table:table-cell>
          <table:table-cell table:style-name="ce110" office:value-type="string" calcext:value-type="string">
            <text:p>IRFR5305PBF</text:p>
          </table:table-cell>
          <table:table-cell table:style-name="ce92" office:value-type="float" office:value="0.994" calcext:value-type="float">
            <text:p>0,99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3]&lt;&gt;&quot;&quot;;&quot;&quot;;[.G133])" office:value-type="float" office:value="4" calcext:value-type="float">
            <text:p>4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4]=&quot;Power board&quot;;[.B134]*2;[.B134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PD30P06P GCT-ND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26-SPD30P06PG </text:p>
          </table:table-cell>
          <table:table-cell table:style-name="ce93" office:value-type="float" office:value="1.02" calcext:value-type="float">
            <text:p>1,020</text:p>
          </table:table-cell>
          <table:table-cell table:style-name="ce101"/>
          <table:table-cell table:style-name="ce86" office:value-type="string" calcext:value-type="string">
            <text:p>898-6864</text:p>
          </table:table-cell>
          <table:table-cell table:style-name="ce86" office:value-type="string" calcext:value-type="string">
            <text:p>SPD30P06P G</text:p>
          </table:table-cell>
          <table:table-cell table:style-name="ce93" office:value-type="float" office:value="0.861" calcext:value-type="float">
            <text:p>0,861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SPD30P06PGBTMA1</text:p>
          </table:table-cell>
          <table:table-cell table:style-name="ce125" office:value-type="float" office:value="0.78" calcext:value-type="float">
            <text:p>0,78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5]=&quot;Power board&quot;;[.B135]*2;[.B135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100"/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6]=&quot;Power board&quot;;[.B136]*2;[.B136])" office:value-type="float" office:value="10" calcext:value-type="float">
            <text:p>10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551</text:p>
          </table:table-cell>
          <table:table-cell table:style-name="ce125" office:value-type="float" office:value="0.0204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6]&lt;&gt;&quot;&quot;;&quot;&quot;;[.G136])" office:value-type="float" office:value="10" calcext:value-type="float">
            <text:p>10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1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MBT540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, Q9, Q10, Q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8" calcext:value-type="float">
            <text:p>8</text:p>
          </table:table-cell>
          <table:table-cell table:style-name="ce18" office:value-type="float" office:value="1459108" calcext:value-type="float">
            <text:p>1459108</text:p>
          </table:table-cell>
          <table:table-cell table:style-name="ce30" office:value-type="string" calcext:value-type="string">
            <text:p>MMBT540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MBT540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40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393</text:p>
          </table:table-cell>
          <table:table-cell table:style-name="ce110" office:value-type="string" calcext:value-type="string">
            <text:p>MMBT5401LT1G</text:p>
          </table:table-cell>
          <table:table-cell table:style-name="ce92" office:value-type="float" office:value="0.151" calcext:value-type="float">
            <text:p>0,15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401</text:p>
          </table:table-cell>
          <table:table-cell table:style-name="ce66" office:value-type="float" office:value="0.0205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7]&lt;&gt;&quot;&quot;;&quot;&quot;;[.G137])" office:value-type="float" office:value="8" calcext:value-type="float">
            <text:p>8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TA26-600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Q21, Q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8]=&quot;Power board&quot;;[.B138]*2;[.B138])" office:value-type="float" office:value="2" calcext:value-type="float">
            <text:p>2</text:p>
          </table:table-cell>
          <table:table-cell table:style-name="ce58" office:value-type="float" office:value="1057286" calcext:value-type="float">
            <text:p>1057286</text:p>
          </table:table-cell>
          <table:table-cell table:style-name="ce64" office:value-type="string" calcext:value-type="string">
            <text:p>BTA26-600BRG</text:p>
          </table:table-cell>
          <table:table-cell table:style-name="ce67" office:value-type="float" office:value="2.84" calcext:value-type="float">
            <text:p>2,8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2.93" calcext:value-type="float">
            <text:p>2,930</text:p>
          </table:table-cell>
          <table:table-cell table:style-name="ce101"/>
          <table:table-cell table:style-name="ce86" office:value-type="string" calcext:value-type="string">
            <text:p>BTA26-600BRG</text:p>
          </table:table-cell>
          <table:table-cell table:style-name="ce93" office:value-type="float" office:value="3.11" calcext:value-type="float">
            <text:p>3,110</text:p>
          </table:table-cell>
          <table:table-cell table:style-name="ce101"/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BTA26-600BRG</text:p>
          </table:table-cell>
          <table:table-cell table:style-name="ce125" office:value-type="float" office:value="2.54" calcext:value-type="float">
            <text:p>2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38]" office:value-type="float" office:value="2" calcext:value-type="float">
            <text:p>2</text:p>
          </table:table-cell>
          <table:table-cell table:style-name="ce101" table:formula="of:=IF([.Y138]&lt;&gt;&quot;&quot;;&quot;&quot;;[.G138])">
            <text:p/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0]=&quot;Power board&quot;;[.B140]*2;[.B14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9:.G140])" office:value-type="float" office:value="3" calcext:value-type="float">
            <text:p>3</text:p>
          </table:table-cell>
          <table:table-cell table:style-name="ce18" office:value-type="float" office:value="8651230" calcext:value-type="float">
            <text:p>8651230</text:p>
          </table:table-cell>
          <table:table-cell table:style-name="ce30" office:value-type="string" calcext:value-type="string">
            <text:p>IRLL2705PBF</text:p>
          </table:table-cell>
          <table:table-cell table:style-name="ce66" office:value-type="float" office:value="0.578" calcext:value-type="float">
            <text:p>0,57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L2705PBF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LL2705PBF </text:p>
          </table:table-cell>
          <table:table-cell table:style-name="ce92" office:value-type="float" office:value="0.622" calcext:value-type="float">
            <text:p>0,62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40-9907</text:p>
          </table:table-cell>
          <table:table-cell table:style-name="ce110" office:value-type="string" calcext:value-type="string">
            <text:p>IRLL2705PBF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LL2705PBF</text:p>
          </table:table-cell>
          <table:table-cell table:style-name="ce66" office:value-type="float" office:value="0.307" calcext:value-type="float">
            <text:p>0,307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1]&lt;&gt;&quot;&quot;;&quot;&quot;;[.G141])" office:value-type="float" office:value="3" calcext:value-type="float">
            <text:p>3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0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3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R48ZPB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3]=&quot;Power board&quot;;[.B143]*2;[.B143])" office:value-type="float" office:value="2" calcext:value-type="float">
            <text:p>2</text:p>
          </table:table-cell>
          <table:table-cell table:style-name="ce18" office:value-type="string" calcext:value-type="string">
            <text:p>1013388</text:p>
          </table:table-cell>
          <table:table-cell table:style-name="ce30" office:value-type="string" calcext:value-type="string">
            <text:p>IRFR48ZPBF</text:p>
          </table:table-cell>
          <table:table-cell table:style-name="ce66" office:value-type="float" office:value="1.31" calcext:value-type="float">
            <text:p>1,3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48ZTRLPBFCT-ND </text:p>
          </table:table-cell>
          <table:table-cell table:style-name="ce92" office:value-type="float" office:value="1.09" calcext:value-type="float">
            <text:p>1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FR48ZPBF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8-7055</text:p>
          </table:table-cell>
          <table:table-cell table:style-name="ce110" office:value-type="string" calcext:value-type="string">
            <text:p>IRFR48ZPBF</text:p>
          </table:table-cell>
          <table:table-cell table:style-name="ce92" office:value-type="float" office:value="1.234" calcext:value-type="float">
            <text:p>1,23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48Z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3]&lt;&gt;&quot;&quot;;&quot;&quot;;[.G143])" office:value-type="float" office:value="2" calcext:value-type="float">
            <text:p>2</text:p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3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 calcext:value-type="float">
            <text:p>89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6, Q27, Q28, Q29, Q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4]=&quot;Power board&quot;;[.B144]*2;[.B14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5]=&quot;Power board&quot;;[.B145]*2;[.B1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7" calcext:value-type="float">
            <text:p>7</text:p>
          </table:table-cell>
          <table:table-cell table:style-name="ce58" office:value-type="string" calcext:value-type="string">
            <text:p>1888166</text:p>
          </table:table-cell>
          <table:table-cell table:style-name="ce64" office:value-type="string" calcext:value-type="string">
            <text:p>IRLML2246TRPBF</text:p>
          </table:table-cell>
          <table:table-cell table:style-name="ce67" office:value-type="float" office:value="0.287" calcext:value-type="float">
            <text:p>0,28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4" calcext:value-type="float">
            <text:p>0,400</text:p>
          </table:table-cell>
          <table:table-cell table:style-name="ce101"/>
          <table:table-cell table:style-name="ce86" office:value-type="string" calcext:value-type="string">
            <text:p>IRLML2246TRPBF</text:p>
          </table:table-cell>
          <table:table-cell table:style-name="ce93" office:value-type="float" office:value="0.389" calcext:value-type="float">
            <text:p>0,389</text:p>
          </table:table-cell>
          <table:table-cell table:style-name="ce101"/>
          <table:table-cell table:style-name="ce86" office:value-type="string" calcext:value-type="string">
            <text:p>760-4432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322" calcext:value-type="float">
            <text:p>0,32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IRLML2246TRPBF</text:p>
          </table:table-cell>
          <table:table-cell table:style-name="ce125" office:value-type="float" office:value="0.1" calcext:value-type="float">
            <text:p>0,10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46]&lt;&gt;&quot;&quot;;&quot;&quot;;[.G146])" office:value-type="float" office:value="7" calcext:value-type="float">
            <text:p>7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1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4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4, Q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8]=&quot;Power board&quot;;[.B148]*2;[.B1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, Q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9]=&quot;Power board&quot;;[.B149]*2;[.B1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0, Q32, Q3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0]=&quot;Power board&quot;;[.B150]*2;[.B15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8:.G150])" office:value-type="float" office:value="9" calcext:value-type="float">
            <text:p>9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30" office:value-type="string" calcext:value-type="string">
            <text:p>2N7002-7-F</text:p>
          </table:table-cell>
          <table:table-cell table:style-name="ce66" office:value-type="float" office:value="0.135" calcext:value-type="float">
            <text:p>0,13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2N7002L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2N7002L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545-0012</text:p>
          </table:table-cell>
          <table:table-cell table:style-name="ce110" office:value-type="string" calcext:value-type="string">
            <text:p>2N7002LT1G</text:p>
          </table:table-cell>
          <table:table-cell table:style-name="ce92" office:value-type="float" office:value="0.108" calcext:value-type="float">
            <text:p>0,1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2N7002LT1G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1]&lt;&gt;&quot;&quot;;&quot;&quot;;[.G151])" office:value-type="float" office:value="9" calcext:value-type="float">
            <text:p>9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P250N</text:p>
          </table:table-cell>
          <table:table-cell table:style-name="ce30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5" office:value-type="string" calcext:value-type="string">
            <text:p>Q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3]=&quot;Power board&quot;;[.B153]*2;[.B153])" office:value-type="float" office:value="2" calcext:value-type="float">
            <text:p>2</text:p>
          </table:table-cell>
          <table:table-cell table:style-name="ce18" office:value-type="string" calcext:value-type="string">
            <text:p>8649260</text:p>
          </table:table-cell>
          <table:table-cell table:style-name="ce30" office:value-type="string" calcext:value-type="string">
            <text:p>IRFP250NPBF</text:p>
          </table:table-cell>
          <table:table-cell table:style-name="ce66" office:value-type="float" office:value="2.08" calcext:value-type="float">
            <text:p>2,0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110" office:value-type="string" calcext:value-type="string">
            <text:p>541-0042</text:p>
          </table:table-cell>
          <table:table-cell table:style-name="ce110" office:value-type="string" calcext:value-type="string">
            <text:p>IRFP250NPBF</text:p>
          </table:table-cell>
          <table:table-cell table:style-name="ce92" office:value-type="float" office:value="2.1" calcext:value-type="float">
            <text:p>2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P250NPBF</text:p>
          </table:table-cell>
          <table:table-cell table:style-name="ce66" office:value-type="float" office:value="1.06" calcext:value-type="float">
            <text:p>1,060</text:p>
          </table:table-cell>
          <table:table-cell table:style-name="ce100" office:value-type="float" office:value="1" calcext:value-type="float">
            <text:p>1</text:p>
          </table:table-cell>
          <table:table-cell table:formula="of:=[.G153]" office:value-type="float" office:value="2" calcext:value-type="float">
            <text:p>2</text:p>
          </table:table-cell>
          <table:table-cell table:formula="of:=IF([.Y153]&lt;&gt;&quot;&quot;;&quot;&quot;;[.G153])">
            <text:p/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C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4]=&quot;Power board&quot;;[.B154]*2;[.B154])" office:value-type="float" office:value="2" calcext:value-type="float">
            <text:p>2</text:p>
          </table:table-cell>
          <table:table-cell table:style-name="ce58" office:value-type="string" calcext:value-type="string">
            <text:p>8734771</text:p>
          </table:table-cell>
          <table:table-cell table:style-name="ce64" office:value-type="string" calcext:value-type="string">
            <text:p>BC857C,215</text:p>
          </table:table-cell>
          <table:table-cell table:style-name="ce67" office:value-type="float" office:value="0.022" calcext:value-type="float">
            <text:p>0,0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2" calcext:value-type="float">
            <text:p>0,120</text:p>
          </table:table-cell>
          <table:table-cell table:style-name="ce101"/>
          <table:table-cell table:style-name="ce86" office:value-type="string" calcext:value-type="string">
            <text:p>BC857CLT1G</text:p>
          </table:table-cell>
          <table:table-cell table:style-name="ce93" office:value-type="float" office:value="0.109" calcext:value-type="float">
            <text:p>0,109</text:p>
          </table:table-cell>
          <table:table-cell table:style-name="ce101"/>
          <table:table-cell table:style-name="ce86" office:value-type="string" calcext:value-type="string">
            <text:p>690-0105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02" calcext:value-type="float">
            <text:p>0,10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C-DIO</text:p>
          </table:table-cell>
          <table:table-cell table:style-name="ce125" office:value-type="float" office:value="0.02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4]&lt;&gt;&quot;&quot;;&quot;&quot;;[.G154])" office:value-type="float" office:value="2" calcext:value-type="float">
            <text:p>2</text:p>
          </table:table-cell>
          <table:table-cell table:style-name="ce144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1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CP56-16.115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6, Q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5]=&quot;Power board&quot;;[.B155]*2;[.B155])" office:value-type="float" office:value="4" calcext:value-type="float">
            <text:p>4</text:p>
          </table:table-cell>
          <table:table-cell table:style-name="ce18" office:value-type="string" calcext:value-type="string">
            <text:p>1081258</text:p>
          </table:table-cell>
          <table:table-cell table:style-name="ce30" office:value-type="string" calcext:value-type="string">
            <text:p>BCP56-16,115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CP56-16T1G</text:p>
          </table:table-cell>
          <table:table-cell table:style-name="ce92" office:value-type="float" office:value="0.36" calcext:value-type="float">
            <text:p>0,360</text:p>
          </table:table-cell>
          <table:table-cell table:style-name="ce100"/>
          <table:table-cell table:style-name="ce85" office:value-type="string" calcext:value-type="string">
            <text:p>BCP56-16,115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773-7633</text:p>
          </table:table-cell>
          <table:table-cell table:style-name="ce110" office:value-type="string" calcext:value-type="string">
            <text:p>BCP56-16T3G</text:p>
          </table:table-cell>
          <table:table-cell table:style-name="ce92" office:value-type="float" office:value="0.242" calcext:value-type="float">
            <text:p>0,24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CP56-16.11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5]&lt;&gt;&quot;&quot;;&quot;&quot;;[.G155])" office:value-type="float" office:value="4" calcext:value-type="float">
            <text:p>4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1, JP2, JP3, R5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6]=&quot;Power board&quot;;[.B156]*2;[.B156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4, JP5, JP6, JP7, JP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7]=&quot;Power board&quot;;[.B157]*2;[.B15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6:.G157])" office:value-type="float" office:value="13" calcext:value-type="float">
            <text:p>13</text:p>
          </table:table-cell>
          <table:table-cell table:style-name="ce58" office:value-type="float" office:value="9233750" calcext:value-type="float">
            <text:p>9233750</text:p>
          </table:table-cell>
          <table:table-cell table:style-name="ce64" office:value-type="string" calcext:value-type="string">
            <text:p>RC0805JR-070RL</text:p>
          </table:table-cell>
          <table:table-cell table:style-name="ce67" office:value-type="float" office:value="0.0095" calcext:value-type="float">
            <text:p>0,0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2012J000CS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RC0805JR-070RL</text:p>
          </table:table-cell>
          <table:table-cell table:style-name="ce93" office:value-type="float" office:value="0.012" calcext:value-type="float">
            <text:p>0,012</text:p>
          </table:table-cell>
          <table:table-cell table:style-name="ce101"/>
          <table:table-cell table:style-name="ce86" office:value-type="string" calcext:value-type="string">
            <text:p>679-0800</text:p>
          </table:table-cell>
          <table:table-cell table:style-name="ce86" office:value-type="string" calcext:value-type="string">
            <text:p>CRCW08050000Z0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0R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58]&lt;&gt;&quot;&quot;;&quot;&quot;;[.G158])" office:value-type="float" office:value="13" calcext:value-type="float">
            <text:p>13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, R15, R22, R23, R73, R7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1]=&quot;Power board&quot;;[.B161]*2;[.B1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5, R14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2]=&quot;Power board&quot;;[.B162]*2;[.B1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0:.G162])" office:value-type="float" office:value="15" calcext:value-type="float">
            <text:p>15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0" office:value-type="string" calcext:value-type="string">
            <text:p>RCV0805100KFKEA</text:p>
          </table:table-cell>
          <table:table-cell table:style-name="ce66" office:value-type="float" office:value="0.08" calcext:value-type="float">
            <text:p>0,08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691</text:p>
          </table:table-cell>
          <table:table-cell table:style-name="ce110" office:value-type="string" calcext:value-type="string">
            <text:p>CRG0805F100K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00K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3]&lt;&gt;&quot;&quot;;&quot;&quot;;[.G163])" office:value-type="float" office:value="15" calcext:value-type="float">
            <text:p>15</text:p>
          </table:table-cell>
          <table:table-cell table:style-name="ce143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0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3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3, R5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5]=&quot;Power board&quot;;[.B165]*2;[.B165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0" office:value-type="string" calcext:value-type="string">
            <text:p>ERA6AEB104V</text:p>
          </table:table-cell>
          <table:table-cell table:style-name="ce66" office:value-type="float" office:value="0.205" calcext:value-type="float">
            <text:p>0,20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RT0805BRD07100K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CPF0805B100KE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666-2673</text:p>
          </table:table-cell>
          <table:table-cell table:style-name="ce110" office:value-type="string" calcext:value-type="string">
            <text:p>CPF0805B100KE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100KBTD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65]&lt;&gt;&quot;&quot;;&quot;&quot;;[.G165])" office:value-type="float" office:value="4" calcext:value-type="float">
            <text:p>4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0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6]=&quot;Power board&quot;;[.B166]*2;[.B16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7]=&quot;Power board&quot;;[.B167]*2;[.B1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7, R8, R4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8]=&quot;Power board&quot;;[.B168]*2;[.B168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6:.G168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0" office:value-type="string" calcext:value-type="string">
            <text:p>MC01W0805110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807</text:p>
          </table:table-cell>
          <table:table-cell table:style-name="ce110" office:value-type="string" calcext:value-type="string">
            <text:p>CRCW0805100RFKEA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0R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9]&lt;&gt;&quot;&quot;;&quot;&quot;;[.G169])" office:value-type="float" office:value="8" calcext:value-type="float">
            <text:p>8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0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1, R1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1]=&quot;Power board&quot;;[.B171]*2;[.B17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9, R145, R149, R157, R16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2]=&quot;Power board&quot;;[.B172]*2;[.B172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, R10, R11, R19, R27, R40, R49, R51, R58, R64, R69, R72, R74, R82, R91, R94, R95, R98, R10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3]=&quot;Power board&quot;;[.B173]*2;[.B173])" office:value-type="float" office:value="38" calcext:value-type="float">
            <text:p>3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1:.G173])" office:value-type="float" office:value="45" calcext:value-type="float">
            <text:p>45</text:p>
          </table:table-cell>
          <table:table-cell table:style-name="ce58" office:value-type="float" office:value="9237755" calcext:value-type="float">
            <text:p>9237755</text:p>
          </table:table-cell>
          <table:table-cell table:style-name="ce64" office:value-type="string" calcext:value-type="string">
            <text:p>RC0805FR-0710K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62</text:p>
          </table:table-cell>
          <table:table-cell table:style-name="ce86" office:value-type="string" calcext:value-type="string">
            <text:p>CRG0805F10K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4]&lt;&gt;&quot;&quot;;&quot;&quot;;[.G174])" office:value-type="float" office:value="45" calcext:value-type="float">
            <text:p>45</text:p>
          </table:table-cell>
          <table:table-cell table:style-name="ce144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1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4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6]=&quot;Power board&quot;;[.B176]*2;[.B1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9, R33, R8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7]=&quot;Power board&quot;;[.B177]*2;[.B1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6:.G177])" office:value-type="float" office:value="7" calcext:value-type="float">
            <text:p>7</text:p>
          </table:table-cell>
          <table:table-cell table:style-name="ce58" office:value-type="string" calcext:value-type="string">
            <text:p>9236643</text:p>
          </table:table-cell>
          <table:table-cell table:style-name="ce64" office:value-type="string" calcext:value-type="string">
            <text:p>RC1206FR-0710RL</text:p>
          </table:table-cell>
          <table:table-cell table:style-name="ce67" office:value-type="float" office:value="0.017" calcext:value-type="float">
            <text:p>0,0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/>
          <table:table-cell table:style-name="ce86" office:value-type="string" calcext:value-type="string">
            <text:p>740-9085</text:p>
          </table:table-cell>
          <table:table-cell table:style-name="ce86" office:value-type="string" calcext:value-type="string">
            <text:p>CR1206-FX-10R0ELF</text:p>
          </table:table-cell>
          <table:table-cell table:style-name="ce93" office:value-type="float" office:value="0.028" calcext:value-type="float">
            <text:p>0,02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120610R0FKTABC</text:p>
          </table:table-cell>
          <table:table-cell table:style-name="ce125" office:value-type="float" office:value="0.0137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7" calcext:value-type="float">
            <text:p>7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4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0]=&quot;Power board&quot;;[.B180]*2;[.B180])" office:value-type="float" office:value="1" calcext:value-type="float">
            <text:p>1</text:p>
          </table:table-cell>
          <table:table-cell table:style-name="ce58" office:value-type="float" office:value="2141850" calcext:value-type="float">
            <text:p>2141850</text:p>
          </table:table-cell>
          <table:table-cell table:style-name="ce64" office:value-type="string" calcext:value-type="string">
            <text:p>MC01W0805112K4</text:p>
          </table:table-cell>
          <table:table-cell table:style-name="ce67" office:value-type="float" office:value="0.0023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679-0863</text:p>
          </table:table-cell>
          <table:table-cell table:style-name="ce86" office:value-type="string" calcext:value-type="string">
            <text:p>CRCW080512K4FKEA</text:p>
          </table:table-cell>
          <table:table-cell table:style-name="ce93" office:value-type="float" office:value="0.008" calcext:value-type="float">
            <text:p>0,0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0]&lt;&gt;&quot;&quot;;&quot;&quot;;[.G180])" office:value-type="float" office:value="1" calcext:value-type="float">
            <text:p>1</text:p>
          </table:table-cell>
          <table:table-cell table:style-name="ce144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1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0" office:value-type="string" calcext:value-type="string">
            <text:p>THT, RM 5mm, radial, max. Height 40 mm</text:p>
          </table:table-cell>
          <table:table-cell table:style-name="ce45" office:value-type="string" calcext:value-type="string">
            <text:p>R10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1]=&quot;Power board&quot;;[.B181]*2;[.B181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0" office:value-type="string" calcext:value-type="string">
            <text:p>SQM7-22RJI</text:p>
          </table:table-cell>
          <table:table-cell table:style-name="ce66" office:value-type="float" office:value="0.474" calcext:value-type="float">
            <text:p>0,47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QMW722RJ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280-PRM7-20-RC</text:p>
          </table:table-cell>
          <table:table-cell table:style-name="ce92" office:value-type="float" office:value="0.378" calcext:value-type="float">
            <text:p>0,378</text:p>
          </table:table-cell>
          <table:table-cell table:style-name="ce100"/>
          <table:table-cell table:style-name="ce110" office:value-type="string" calcext:value-type="string">
            <text:p>199-8087</text:p>
          </table:table-cell>
          <table:table-cell table:style-name="ce110" office:value-type="string" calcext:value-type="string">
            <text:p>SQMW722RJ</text:p>
          </table:table-cell>
          <table:table-cell table:style-name="ce92" office:value-type="float" office:value="0.725" calcext:value-type="float">
            <text:p>0,72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81]" office:value-type="float" office:value="1" calcext:value-type="float">
            <text:p>1</text:p>
          </table:table-cell>
          <table:table-cell/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0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, R3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2]=&quot;Power board&quot;;[.B182]*2;[.B182])" office:value-type="float" office:value="4" calcext:value-type="float">
            <text:p>4</text:p>
          </table:table-cell>
          <table:table-cell table:style-name="ce58" office:value-type="string" calcext:value-type="string">
            <text:p>9332677</text:p>
          </table:table-cell>
          <table:table-cell table:style-name="ce64" office:value-type="string" calcext:value-type="string">
            <text:p>MC01W0805116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920</text:p>
          </table:table-cell>
          <table:table-cell table:style-name="ce86" office:value-type="string" calcext:value-type="string">
            <text:p>CRCW080516K0FKEA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6K-1%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4" calcext:value-type="float">
            <text:p>4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1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4, R147, R148, R15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3]=&quot;Power board&quot;;[.B183]*2;[.B183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0" office:value-type="string" calcext:value-type="string">
            <text:p>MCWR08X1800FTL</text:p>
          </table:table-cell>
          <table:table-cell table:style-name="ce66" office:value-type="float" office:value="0.0064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26</text:p>
          </table:table-cell>
          <table:table-cell table:style-name="ce110" office:value-type="string" calcext:value-type="string">
            <text:p>CRG0805F180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80R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3]&lt;&gt;&quot;&quot;;&quot;&quot;;[.G183])" office:value-type="float" office:value="4" calcext:value-type="float">
            <text:p>4</text:p>
          </table:table-cell>
          <table:table-cell table:style-name="ce143" office:value-type="string" calcext:value-type="string">
            <text:p>Farnell</text:p>
          </table:table-cell>
          <table:table-cell table:style-name="ce150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4, R12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4]=&quot;Power board&quot;;[.B184]*2;[.B18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3, R16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5]=&quot;Power board&quot;;[.B185]*2;[.B18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8, R38, R68, R78, R9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6]=&quot;Power board&quot;;[.B186]*2;[.B186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4:.G186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0" office:value-type="string" calcext:value-type="string">
            <text:p>WCR0805-1K0FI</text:p>
          </table:table-cell>
          <table:table-cell table:style-name="ce66" office:value-type="float" office:value="0.0179" calcext:value-type="float">
            <text:p>0,01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427</text:p>
          </table:table-cell>
          <table:table-cell table:style-name="ce110" office:value-type="string" calcext:value-type="string">
            <text:p>CRG0805F1K0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14" calcext:value-type="float">
            <text:p>14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0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4, R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9]=&quot;Power board&quot;;[.B189]*2;[.B18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0, R15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9:.G190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0" office:value-type="string" calcext:value-type="string">
            <text:p>MCWR08X18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033</text:p>
          </table:table-cell>
          <table:table-cell table:style-name="ce110" office:value-type="string" calcext:value-type="string">
            <text:p>CRCW08051K80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K8-1%</text:p>
          </table:table-cell>
          <table:table-cell table:style-name="ce66" office:value-type="float" office:value="0.0081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6" calcext:value-type="float">
            <text:p>6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0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9, R1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3]=&quot;Power board&quot;;[.B193]*2;[.B1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4]=&quot;Power board&quot;;[.B194]*2;[.B1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4" calcext:value-type="float">
            <text:p>4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0" office:value-type="string" calcext:value-type="string">
            <text:p>MC01W080511R0</text:p>
          </table:table-cell>
          <table:table-cell table:style-name="ce66" office:value-type="float" office:value="0.002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21-5631</text:p>
          </table:table-cell>
          <table:table-cell table:style-name="ce110" office:value-type="string" calcext:value-type="string">
            <text:p>ERJ6BQF1R0V</text:p>
          </table:table-cell>
          <table:table-cell table:style-name="ce92" office:value-type="float" office:value="0.246" calcext:value-type="float">
            <text:p>0,2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C0805FR-071R</text:p>
          </table:table-cell>
          <table:table-cell table:style-name="ce66" office:value-type="float" office:value="0.00934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4" calcext:value-type="float">
            <text:p>4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4, R5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7]=&quot;Power board&quot;;[.B197]*2;[.B197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0" office:value-type="string" calcext:value-type="string">
            <text:p>ERA3AEB243V</text:p>
          </table:table-cell>
          <table:table-cell table:style-name="ce66" office:value-type="float" office:value="0.184" calcext:value-type="float">
            <text:p>0,1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YAG1843CT-ND</text:p>
          </table:table-cell>
          <table:table-cell table:style-name="ce92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0-RN732ATTD2402B25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AR0805-24K-0.1% </text:p>
          </table:table-cell>
          <table:table-cell table:style-name="ce66" office:value-type="float" office:value="0.1106" calcext:value-type="float">
            <text:p>0,11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97]&lt;&gt;&quot;&quot;;&quot;&quot;;[.G197])" office:value-type="float" office:value="4" calcext:value-type="float">
            <text:p>4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0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98]=&quot;Power board&quot;;[.B198]*2;[.B198])" office:value-type="float" office:value="2" calcext:value-type="float">
            <text:p>2</text:p>
          </table:table-cell>
          <table:table-cell table:style-name="ce58" office:value-type="string" calcext:value-type="string">
            <text:p>2447609</text:p>
          </table:table-cell>
          <table:table-cell table:style-name="ce64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603YC104KAT2A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22R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203</text:p>
          </table:table-cell>
          <table:table-cell table:style-name="ce86" office:value-type="string" calcext:value-type="string">
            <text:p>CRG0805F22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2R-1%</text:p>
          </table:table-cell>
          <table:table-cell table:style-name="ce125" office:value-type="float" office:value="0.00843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2" calcext:value-type="float">
            <text:p>2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1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4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1, R31, R35, R36, R41, R47, R57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9]=&quot;Power board&quot;;[.B199]*2;[.B199])" office:value-type="float" office:value="22" calcext:value-type="float">
            <text:p>2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0]=&quot;Power board&quot;;[.B200]*2;[.B20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6, R17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01]=&quot;Power board&quot;;[.B201]*2;[.B20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9:.G201])" office:value-type="float" office:value="27" calcext:value-type="float">
            <text:p>27</text:p>
          </table:table-cell>
          <table:table-cell table:style-name="ce58" office:value-type="string" calcext:value-type="string">
            <text:p>1099795</text:p>
          </table:table-cell>
          <table:table-cell table:style-name="ce64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32</text:p>
          </table:table-cell>
          <table:table-cell table:style-name="ce86" office:value-type="string" calcext:value-type="string">
            <text:p>CRG0805F22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220R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7" calcext:value-type="float">
            <text:p>27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1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4]=&quot;Power board&quot;;[.B204]*2;[.B204])" office:value-type="float" office:value="4" calcext:value-type="float">
            <text:p>4</text:p>
          </table:table-cell>
          <table:table-cell table:style-name="ce58" office:value-type="string" calcext:value-type="string">
            <text:p>1670231</text:p>
          </table:table-cell>
          <table:table-cell table:style-name="ce64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2.0KDA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202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0554</text:p>
          </table:table-cell>
          <table:table-cell table:style-name="ce86" office:value-type="string" calcext:value-type="string">
            <text:p>ERA6AEB202V</text:p>
          </table:table-cell>
          <table:table-cell table:style-name="ce93" office:value-type="float" office:value="0.23" calcext:value-type="float">
            <text:p>0,23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2K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4]&lt;&gt;&quot;&quot;;&quot;&quot;;[.G204])" office:value-type="float" office:value="4" calcext:value-type="float">
            <text:p>4</text:p>
          </table:table-cell>
          <table:table-cell table:style-name="ce144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1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4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6, R107, R11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5]=&quot;Power board&quot;;[.B205]*2;[.B205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90, R9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6]=&quot;Power board&quot;;[.B206]*2;[.B206])" office:value-type="float" office:value="16" calcext:value-type="float">
            <text:p>1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5:.G206])" office:value-type="float" office:value="19" calcext:value-type="float">
            <text:p>19</text:p>
          </table:table-cell>
          <table:table-cell table:style-name="ce18" office:value-type="string" calcext:value-type="string">
            <text:p>9237534</text:p>
          </table:table-cell>
          <table:table-cell table:style-name="ce30" office:value-type="string" calcext:value-type="string">
            <text:p>RC0805FR-072K2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207</text:p>
          </table:table-cell>
          <table:table-cell table:style-name="ce110" office:value-type="string" calcext:value-type="string">
            <text:p>CRCW08052K2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K2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19" calcext:value-type="float">
            <text:p>19</text:p>
          </table:table-cell>
          <table:table-cell table:style-name="ce143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0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3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9]=&quot;Power board&quot;;[.B209]*2;[.B209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0" office:value-type="string" calcext:value-type="string">
            <text:p>RC2512JK-7W2R2L</text:p>
          </table:table-cell>
          <table:table-cell table:style-name="ce66" office:value-type="float" office:value="0.557" calcext:value-type="float">
            <text:p>0,55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2" calcext:value-type="float">
            <text:p>0,320</text:p>
          </table:table-cell>
          <table:table-cell table:style-name="ce100"/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0"/>
          <table:table-cell table:style-name="ce110" office:value-type="string" calcext:value-type="string">
            <text:p>720-3231</text:p>
          </table:table-cell>
          <table:table-cell table:style-name="ce110" office:value-type="string" calcext:value-type="string">
            <text:p>CRM2512-JW-2R2ELF</text:p>
          </table:table-cell>
          <table:table-cell table:style-name="ce92" office:value-type="float" office:value="0.406" calcext:value-type="float">
            <text:p>0,40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F25P-2R2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09]&lt;&gt;&quot;&quot;;&quot;&quot;;[.G209])" office:value-type="float" office:value="2" calcext:value-type="float">
            <text:p>2</text:p>
          </table:table-cell>
          <table:table-cell table:style-name="ce143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0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6" calcext:value-type="float">
            <text:p>6</text:p>
          </table:table-cell>
          <table:table-cell table:style-name="ce58" office:value-type="string" calcext:value-type="string">
            <text:p>9333070</text:p>
          </table:table-cell>
          <table:table-cell table:style-name="ce64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9-1272</text:p>
          </table:table-cell>
          <table:table-cell table:style-name="ce86" office:value-type="string" calcext:value-type="string">
            <text:p>CRCW0805330KFKEA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K</text:p>
          </table:table-cell>
          <table:table-cell table:style-name="ce125" office:value-type="float" office:value="0.00746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0]&lt;&gt;&quot;&quot;;&quot;&quot;;[.G210])" office:value-type="float" office:value="6" calcext:value-type="float">
            <text:p>6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1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3, R10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1]=&quot;Power board&quot;;[.B211]*2;[.B211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0" office:value-type="string" calcext:value-type="string">
            <text:p>MC01W0805133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40-9022</text:p>
          </table:table-cell>
          <table:table-cell table:style-name="ce110" office:value-type="string" calcext:value-type="string">
            <text:p>CR0805-FX-3300GLF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R</text:p>
          </table:table-cell>
          <table:table-cell table:style-name="ce66" office:value-type="float" office:value="0.0069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4" calcext:value-type="float">
            <text:p>4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2]=&quot;Power board&quot;;[.B212]*2;[.B212])" office:value-type="float" office:value="4" calcext:value-type="float">
            <text:p>4</text:p>
          </table:table-cell>
          <table:table-cell table:style-name="ce58" office:value-type="string" calcext:value-type="string">
            <text:p>1265196</text:p>
          </table:table-cell>
          <table:table-cell table:style-name="ce64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HC2512FT330R</text:p>
          </table:table-cell>
          <table:table-cell table:style-name="ce93" office:value-type="float" office:value="0.76" calcext:value-type="float">
            <text:p>0,760</text:p>
          </table:table-cell>
          <table:table-cell table:style-name="ce101"/>
          <table:table-cell table:style-name="ce86" office:value-type="string" calcext:value-type="string">
            <text:p>3521330RFT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/>
          <table:table-cell table:style-name="ce86" office:value-type="string" calcext:value-type="string">
            <text:p>755-1224</text:p>
          </table:table-cell>
          <table:table-cell table:style-name="ce86" office:value-type="string" calcext:value-type="string">
            <text:p>3521330RFT</text:p>
          </table:table-cell>
          <table:table-cell table:style-name="ce93" office:value-type="float" office:value="0.182" calcext:value-type="float">
            <text:p>0,18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WF25P-330R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2]&lt;&gt;&quot;&quot;;&quot;&quot;;[.G212])" office:value-type="float" office:value="4" calcext:value-type="float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1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7, R5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3]=&quot;Power board&quot;;[.B213]*2;[.B213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0" office:value-type="string" calcext:value-type="string">
            <text:p>WCR0805-470RFI</text:p>
          </table:table-cell>
          <table:table-cell table:style-name="ce66" office:value-type="float" office:value="0.0239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76</text:p>
          </table:table-cell>
          <table:table-cell table:style-name="ce110" office:value-type="string" calcext:value-type="string">
            <text:p>CRG0805F47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0R</text:p>
          </table:table-cell>
          <table:table-cell table:style-name="ce66" office:value-type="float" office:value="0.00727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4" calcext:value-type="float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4]=&quot;Power board&quot;;[.B214]*2;[.B2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5, R66, R67, R85, R86, R87, R10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4:.G215])" office:value-type="float" office:value="16" calcext:value-type="float">
            <text:p>16</text:p>
          </table:table-cell>
          <table:table-cell table:style-name="ce58" office:value-type="string" calcext:value-type="string">
            <text:p>2447664</text:p>
          </table:table-cell>
          <table:table-cell table:style-name="ce64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K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6]&lt;&gt;&quot;&quot;;&quot;&quot;;[.G216])" office:value-type="float" office:value="16" calcext:value-type="float">
            <text:p>16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1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8]=&quot;Power board&quot;;[.B218]*2;[.B218])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9]=&quot;Power board&quot;;[.B219]*2;[.B21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3" calcext:value-type="float">
            <text:p>13</text:p>
          </table:table-cell>
          <table:table-cell table:style-name="ce58" office:value-type="string" calcext:value-type="string">
            <text:p>9333266</text:p>
          </table:table-cell>
          <table:table-cell table:style-name="ce64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28</text:p>
          </table:table-cell>
          <table:table-cell table:style-name="ce86" office:value-type="string" calcext:value-type="string">
            <text:p>CRG0805F4K7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K7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3" calcext:value-type="float">
            <text:p>13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2]=&quot;Power board&quot;;[.B222]*2;[.B22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9, R1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2141727" calcext:value-type="float">
            <text:p>2141727</text:p>
          </table:table-cell>
          <table:table-cell table:style-name="ce64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62</text:p>
          </table:table-cell>
          <table:table-cell table:style-name="ce86" office:value-type="string" calcext:value-type="string">
            <text:p>CRCW080549R9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9R9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6" calcext:value-type="float">
            <text:p>6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6]=&quot;Power board&quot;;[.B226]*2;[.B226])" office:value-type="float" office:value="2" calcext:value-type="float">
            <text:p>2</text:p>
          </table:table-cell>
          <table:table-cell table:style-name="ce58" office:value-type="string" calcext:value-type="string">
            <text:p>9334653</text:p>
          </table:table-cell>
          <table:table-cell table:style-name="ce64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25</text:p>
          </table:table-cell>
          <table:table-cell table:style-name="ce86" office:value-type="string" calcext:value-type="string">
            <text:p>CRCW080551K0FK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1K</text:p>
          </table:table-cell>
          <table:table-cell table:style-name="ce125" office:value-type="float" office:value="0.00605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6]&lt;&gt;&quot;&quot;;&quot;&quot;;[.G226])" office:value-type="float" office:value="2" calcext:value-type="float">
            <text:p>2</text:p>
          </table:table-cell>
          <table:table-cell table:style-name="ce144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1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8, R84, R9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7]=&quot;Power board&quot;;[.B227]*2;[.B227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0" office:value-type="string" calcext:value-type="string">
            <text:p>MC01W080515K1</text:p>
          </table:table-cell>
          <table:table-cell table:style-name="ce66" office:value-type="float" office:value="0.0021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69</text:p>
          </table:table-cell>
          <table:table-cell table:style-name="ce110" office:value-type="string" calcext:value-type="string">
            <text:p>CRCW08055K1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K1</text:p>
          </table:table-cell>
          <table:table-cell table:style-name="ce66" office:value-type="float" office:value="0.0065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4" calcext:value-type="float">
            <text:p>4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0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8]=&quot;Power board&quot;;[.B228]*2;[.B22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8, R9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9]=&quot;Power board&quot;;[.B229]*2;[.B22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8:.G229])" office:value-type="float" office:value="6" calcext:value-type="float">
            <text:p>6</text:p>
          </table:table-cell>
          <table:table-cell table:style-name="ce58" office:value-type="float" office:value="2447693" calcext:value-type="float">
            <text:p>2447693</text:p>
          </table:table-cell>
          <table:table-cell table:style-name="ce64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72</text:p>
          </table:table-cell>
          <table:table-cell table:style-name="ce86" office:value-type="string" calcext:value-type="string">
            <text:p>CRCW08055K60FKEA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5K6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6" calcext:value-type="float">
            <text:p>6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1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2]=&quot;Power board&quot;;[.B232]*2;[.B23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2, R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3]=&quot;Power board&quot;;[.B233]*2;[.B2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8" calcext:value-type="float">
            <text:p>8</text:p>
          </table:table-cell>
          <table:table-cell table:style-name="ce58" office:value-type="string" calcext:value-type="string">
            <text:p>9333525</text:p>
          </table:table-cell>
          <table:table-cell table:style-name="ce64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660</text:p>
          </table:table-cell>
          <table:table-cell table:style-name="ce86" office:value-type="string" calcext:value-type="string">
            <text:p>CRCW0805750R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0805750RFKTABC</text:p>
          </table:table-cell>
          <table:table-cell table:style-name="ce125" office:value-type="float" office:value="0.0116" calcext:value-type="float">
            <text:p>0,012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8" calcext:value-type="float">
            <text:p>8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6]=&quot;Power board&quot;;[.B236]*2;[.B236])" office:value-type="float" office:value="4" calcext:value-type="float">
            <text:p>4</text:p>
          </table:table-cell>
          <table:table-cell table:style-name="ce58" office:value-type="float" office:value="1670239" calcext:value-type="float">
            <text:p>1670239</text:p>
          </table:table-cell>
          <table:table-cell table:style-name="ce64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7" calcext:value-type="float">
            <text:p>0,357</text:p>
          </table:table-cell>
          <table:table-cell table:style-name="ce101"/>
          <table:table-cell table:style-name="ce86" office:value-type="string" calcext:value-type="string">
            <text:p>666-2588</text:p>
          </table:table-cell>
          <table:table-cell table:style-name="ce86" office:value-type="string" calcext:value-type="string">
            <text:p>CPF0805B7K5E</text:p>
          </table:table-cell>
          <table:table-cell table:style-name="ce93" office:value-type="float" office:value="0.28" calcext:value-type="float">
            <text:p>0,28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7K5BTDF</text:p>
          </table:table-cell>
          <table:table-cell table:style-name="ce125" office:value-type="float" office:value="0.52" calcext:value-type="float">
            <text:p>0,52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36]&lt;&gt;&quot;&quot;;&quot;&quot;;[.G236])" office:value-type="float" office:value="4" calcext:value-type="float">
            <text:p>4</text:p>
          </table:table-cell>
          <table:table-cell table:style-name="ce144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1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<text:span text:style-name="T2">0.1%</text:span>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R62, R7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7]=&quot;Power board&quot;;[.B237]*2;[.B237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0" office:value-type="string" calcext:value-type="string">
            <text:p>ERA3AEB820V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82DB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820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65-863</text:p>
          </table:table-cell>
          <table:table-cell table:style-name="ce110" office:value-type="string" calcext:value-type="string">
            <text:p>ERA6AEB820V</text:p>
          </table:table-cell>
          <table:table-cell table:style-name="ce92" office:value-type="float" office:value="0.046" calcext:value-type="float">
            <text:p>0,0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82R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37]&lt;&gt;&quot;&quot;;&quot;&quot;;[.G237])" office:value-type="float" office:value="4" calcext:value-type="float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8]=&quot;Power board&quot;;[.B238]*2;[.B238])" office:value-type="float" office:value="2" calcext:value-type="float">
            <text:p>2</text:p>
          </table:table-cell>
          <table:table-cell table:style-name="ce58" office:value-type="float" office:value="1435947" calcext:value-type="float">
            <text:p>1435947</text:p>
          </table:table-cell>
          <table:table-cell table:style-name="ce64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1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15" calcext:value-type="float">
            <text:p>0,51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RP2512-R010-1%</text:p>
          </table:table-cell>
          <table:table-cell table:style-name="ce125" office:value-type="float" office:value="0.150806" calcext:value-type="float">
            <text:p>0,15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8]&lt;&gt;&quot;&quot;;&quot;&quot;;[.G238])" office:value-type="float" office:value="2" calcext:value-type="float">
            <text:p>2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1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20 1% / 2W</text:p>
          </table:table-cell>
          <table:table-cell table:style-name="ce30" office:value-type="string" calcext:value-type="string">
            <text:p>2512, 2-3 W (max. ±75 PPM/°C)</text:p>
          </table:table-cell>
          <table:table-cell table:style-name="ce45" office:value-type="string" calcext:value-type="string">
            <text:p>R6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9]=&quot;Power board&quot;;[.B239]*2;[.B239])" office:value-type="float" office:value="2" calcext:value-type="float">
            <text:p>2</text:p>
          </table:table-cell>
          <table:table-cell table:style-name="ce18" office:value-type="string" calcext:value-type="string">
            <text:p>1435948</text:p>
          </table:table-cell>
          <table:table-cell table:style-name="ce30" office:value-type="string" calcext:value-type="string">
            <text:p>CRA2512-FZ-R020EL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4</text:p>
          </table:table-cell>
          <table:table-cell table:style-name="ce110" office:value-type="string" calcext:value-type="string">
            <text:p>CRA2512-FZ-R020ELF</text:p>
          </table:table-cell>
          <table:table-cell table:style-name="ce92" office:value-type="float" office:value="0.507" calcext:value-type="float">
            <text:p>0,50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W25NR020FTL</text:p>
          </table:table-cell>
          <table:table-cell table:style-name="ce66" office:value-type="float" office:value="0.189" calcext:value-type="float">
            <text:p>0,189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9]&lt;&gt;&quot;&quot;;&quot;&quot;;[.G239])" office:value-type="float" office:value="2" calcext:value-type="float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16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2" calcext:value-type="float">
            <text:p>2</text:p>
          </table:table-cell>
          <table:table-cell table:style-name="ce58" office:value-type="string" calcext:value-type="string">
            <text:p>2503067</text:p>
          </table:table-cell>
          <table:table-cell table:style-name="ce64" office:value-type="string" calcext:value-type="string">
            <text:p>WW10PR160FTL</text:p>
          </table:table-cell>
          <table:table-cell table:style-name="ce67" office:value-type="float" office:value="0.626" calcext:value-type="float">
            <text:p>0,62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L1206-FW-R160ELFCT-ND</text:p>
          </table:table-cell>
          <table:table-cell table:style-name="ce93" office:value-type="float" office:value="0.38" calcext:value-type="float">
            <text:p>0,3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CRL1206FWR160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4-4207</text:p>
          </table:table-cell>
          <table:table-cell table:style-name="ce86" office:value-type="string" calcext:value-type="string">
            <text:p>CRL1206-FW-R160ELF</text:p>
          </table:table-cell>
          <table:table-cell table:style-name="ce93" office:value-type="float" office:value="0.071" calcext:value-type="float">
            <text:p>0,07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S1206N2-0R16-1%</text:p>
          </table:table-cell>
          <table:table-cell table:style-name="ce125" office:value-type="float" office:value="0.06091" calcext:value-type="float">
            <text:p>0,06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40]&lt;&gt;&quot;&quot;;&quot;&quot;;[.G240])" office:value-type="float" office:value="2" calcext:value-type="float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06091" calcext:value-type="currency">
            <text:p>0,06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0]*[.AC240]" office:value-type="float" office:value="0.30455" calcext:value-type="float">
            <text:p>0,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M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1]=&quot;Power board&quot;;[.B241]*2;[.B241])" office:value-type="float" office:value="1" calcext:value-type="float">
            <text:p>1</text:p>
          </table:table-cell>
          <table:table-cell table:style-name="ce18" office:value-type="string" calcext:value-type="string">
            <text:p>2447596</text:p>
          </table:table-cell>
          <table:table-cell table:style-name="ce30" office:value-type="string" calcext:value-type="string">
            <text:p>MCWR08X1004FTL</text:p>
          </table:table-cell>
          <table:table-cell table:style-name="ce66" office:value-type="float" office:value="0.0058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1.00MCRCT-ND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1M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821</text:p>
          </table:table-cell>
          <table:table-cell table:style-name="ce110" office:value-type="string" calcext:value-type="string">
            <text:p>CRG0805F1M0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M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" calcext:value-type="float">
            <text:p>1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0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string" calcext:value-type="string">
            <text:p>1770137</text:p>
          </table:table-cell>
          <table:table-cell table:style-name="ce64" office:value-type="string" calcext:value-type="string">
            <text:p>CAY16-103J4LF</text:p>
          </table:table-cell>
          <table:table-cell table:style-name="ce67" office:value-type="float" office:value="0.11" calcext:value-type="float">
            <text:p>0,1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CAY16-103J4LF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522-5585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DR1206-10K-4/8</text:p>
          </table:table-cell>
          <table:table-cell table:style-name="ce125" office:value-type="float" office:value="0.0067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2" calcext:value-type="float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G2-470L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A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3]=&quot;Power board&quot;;[.B243]*2;[.B243])" office:value-type="float" office:value="1" calcext:value-type="float">
            <text:p>1</text:p>
          </table:table-cell>
          <table:table-cell table:style-name="ce18" office:value-type="float" office:value="1846854" calcext:value-type="float">
            <text:p>1846854</text:p>
          </table:table-cell>
          <table:table-cell table:style-name="ce30" office:value-type="string" calcext:value-type="string">
            <text:p>2027-47-BLF</text:p>
          </table:table-cell>
          <table:table-cell table:style-name="ce66" office:value-type="float" office:value="1.85" calcext:value-type="float">
            <text:p>1,8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027-47-BLF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/>
          <table:table-cell table:style-name="ce85" office:value-type="string" calcext:value-type="string">
            <text:p>2027-47-BLF</text:p>
          </table:table-cell>
          <table:table-cell table:style-name="ce92" office:value-type="float" office:value="1.34" calcext:value-type="float">
            <text:p>1,340</text:p>
          </table:table-cell>
          <table:table-cell table:style-name="ce100"/>
          <table:table-cell table:style-name="ce110" office:value-type="string" calcext:value-type="string">
            <text:p>878-3652</text:p>
          </table:table-cell>
          <table:table-cell table:style-name="ce110" office:value-type="string" calcext:value-type="string">
            <text:p>CG2-470L</text:p>
          </table:table-cell>
          <table:table-cell table:style-name="ce92" office:value-type="float" office:value="2.279" calcext:value-type="float">
            <text:p>2,2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G2-470L</text:p>
          </table:table-cell>
          <table:table-cell table:style-name="ce66" office:value-type="float" office:value="1.45" calcext:value-type="float">
            <text:p>1,450</text:p>
          </table:table-cell>
          <table:table-cell table:style-name="ce100" office:value-type="float" office:value="1.45" calcext:value-type="float">
            <text:p>1</text:p>
          </table:table-cell>
          <table:table-cell table:formula="of:=[.G243]" office:value-type="float" office:value="1" calcext:value-type="float">
            <text:p>1</text:p>
          </table:table-cell>
          <table:table-cell/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0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4]=&quot;Power board&quot;;[.B244]*2;[.B24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TE092703-6</text:p>
          </table:table-cell>
          <table:table-cell table:style-name="ce93" office:value-type="float" office:value="2.2" calcext:value-type="float">
            <text:p>2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D-BZEN-0903</text:p>
          </table:table-cell>
          <table:table-cell table:style-name="ce125" office:value-type="float" office:value="0.504" calcext:value-type="float">
            <text:p>0,504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44]" office:value-type="float" office:value="1" calcext:value-type="float">
            <text:p>1</text:p>
          </table:table-cell>
          <table:table-cell table:style-name="ce101" table:formula="of:=IF([.Y244]&lt;&gt;&quot;&quot;;&quot;&quot;;[.G244])">
            <text:p/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101SYCQ04</text:p>
          </table:table-cell>
          <table:table-cell table:style-name="ce30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5" office:value-type="string" calcext:value-type="string">
            <text:p>SW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1" calcext:value-type="float">
            <text:p>1</text:p>
          </table:table-cell>
          <table:table-cell table:style-name="ce18" office:value-type="string" calcext:value-type="string">
            <text:p>2292959</text:p>
          </table:table-cell>
          <table:table-cell table:style-name="ce30" office:value-type="string" calcext:value-type="string">
            <text:p>A101SYCQ04</text:p>
          </table:table-cell>
          <table:table-cell table:style-name="ce66" office:value-type="float" office:value="2.76" calcext:value-type="float">
            <text:p>2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101SYCQ04</text:p>
          </table:table-cell>
          <table:table-cell table:style-name="ce92" office:value-type="float" office:value="3" calcext:value-type="float">
            <text:p>3,000</text:p>
          </table:table-cell>
          <table:table-cell table:style-name="ce100"/>
          <table:table-cell table:style-name="ce85" office:value-type="string" calcext:value-type="string">
            <text:p>A101SYCQ04</text:p>
          </table:table-cell>
          <table:table-cell table:style-name="ce92" office:value-type="float" office:value="2.64" calcext:value-type="float">
            <text:p>2,640</text:p>
          </table:table-cell>
          <table:table-cell table:style-name="ce100"/>
          <table:table-cell table:style-name="ce110" office:value-type="string" calcext:value-type="string">
            <text:p>710-9788</text:p>
          </table:table-cell>
          <table:table-cell table:style-name="ce110" office:value-type="string" calcext:value-type="string">
            <text:p>A101SYCQ04</text:p>
          </table:table-cell>
          <table:table-cell table:style-name="ce92" office:value-type="float" office:value="2.576" calcext:value-type="float">
            <text:p>2,5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5]" office:value-type="float" office:value="1" calcext:value-type="float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0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EC12R-4225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, shaft length 25 mm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string" calcext:value-type="string">
            <text:p>2663533</text:p>
          </table:table-cell>
          <table:table-cell table:style-name="ce64" office:value-type="string" calcext:value-type="string">
            <text:p>PEC12R-4225F-S0024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EC12R-4225F-S0024-ND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PEC12R-4225F-S24</text:p>
          </table:table-cell>
          <table:table-cell table:style-name="ce93" office:value-type="float" office:value="1.15" calcext:value-type="float">
            <text:p>1,1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1-6811</text:p>
          </table:table-cell>
          <table:table-cell table:style-name="ce86" office:value-type="string" calcext:value-type="string">
            <text:p>PEC12R-4225F-S0024</text:p>
          </table:table-cell>
          <table:table-cell table:style-name="ce93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 table:formula="of:=[.G246]" office:value-type="float" office:value="1" calcext:value-type="float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301.9316</text:p>
          </table:table-cell>
          <table:table-cell table:style-name="ce30" office:value-type="string" calcext:value-type="string">
            <text:p>SMD; tactile switch</text:p>
          </table:table-cell>
          <table:table-cell table:style-name="ce45" office:value-type="string" calcext:value-type="string">
            <text:p>SW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float" office:value="1217765" calcext:value-type="float">
            <text:p>1217765</text:p>
          </table:table-cell>
          <table:table-cell table:style-name="ce30" office:value-type="string" calcext:value-type="string">
            <text:p>1301.9316</text:p>
          </table:table-cell>
          <table:table-cell table:style-name="ce66" office:value-type="float" office:value="0.302" calcext:value-type="float">
            <text:p>0,30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FSM6JSMA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1301.9316</text:p>
          </table:table-cell>
          <table:table-cell table:style-name="ce92" office:value-type="float" office:value="0.27" calcext:value-type="float">
            <text:p>0,270</text:p>
          </table:table-cell>
          <table:table-cell table:style-name="ce100"/>
          <table:table-cell table:style-name="ce110" office:value-type="string" calcext:value-type="string">
            <text:p>718-2443</text:p>
          </table:table-cell>
          <table:table-cell table:style-name="ce110" office:value-type="string" calcext:value-type="string">
            <text:p>FSM6JSMATR</text:p>
          </table:table-cell>
          <table:table-cell table:style-name="ce92" office:value-type="float" office:value="0.818" calcext:value-type="float">
            <text:p>0,8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301.9316</text:p>
          </table:table-cell>
          <table:table-cell table:style-name="ce66" office:value-type="float" office:value="0.22" calcext:value-type="float">
            <text:p>0,22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47]&lt;&gt;&quot;&quot;;&quot;&quot;;[.G247])" office:value-type="float" office:value="1" calcext:value-type="float">
            <text:p>1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627176</text:p>
          </table:table-cell>
          <table:table-cell table:style-name="ce64" office:value-type="string" calcext:value-type="string">
            <text:p>VTX-214-005-0512</text:p>
          </table:table-cell>
          <table:table-cell table:style-name="ce67" office:value-type="float" office:value="5.98" calcext:value-type="float">
            <text:p>5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 calcext:value-type="float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1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4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1, VAR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9]=&quot;Power board&quot;;[.B249]*2;[.B249])" office:value-type="float" office:value="2" calcext:value-type="float">
            <text:p>2</text:p>
          </table:table-cell>
          <table:table-cell table:style-name="ce18" office:value-type="string" calcext:value-type="string">
            <text:p>2291852</text:p>
          </table:table-cell>
          <table:table-cell table:style-name="ce30" office:value-type="string" calcext:value-type="string">
            <text:p>ERZE14A431</text:p>
          </table:table-cell>
          <table:table-cell table:style-name="ce66" office:value-type="float" office:value="0.546" calcext:value-type="float">
            <text:p>0,5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5589-ND</text:p>
          </table:table-cell>
          <table:table-cell table:style-name="ce92" office:value-type="float" office:value="0.99" calcext:value-type="float">
            <text:p>0,9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4A431 </text:p>
          </table:table-cell>
          <table:table-cell table:style-name="ce92" office:value-type="float" office:value="0.905" calcext:value-type="float">
            <text:p>0,9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60</text:p>
          </table:table-cell>
          <table:table-cell table:style-name="ce110" office:value-type="string" calcext:value-type="string">
            <text:p>ERZE14A431</text:p>
          </table:table-cell>
          <table:table-cell table:style-name="ce92" office:value-type="float" office:value="0.928" calcext:value-type="float">
            <text:p>0,9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2" calcext:value-type="float">
            <text:p>2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0]=&quot;Power board&quot;;[.B250]*2;[.B250])" office:value-type="float" office:value="2" calcext:value-type="float">
            <text:p>2</text:p>
          </table:table-cell>
          <table:table-cell table:style-name="ce58" office:value-type="string" calcext:value-type="string">
            <text:p>2291831</text:p>
          </table:table-cell>
          <table:table-cell table:style-name="ce64" office:value-type="string" calcext:value-type="string">
            <text:p>ERZE11A431</text:p>
          </table:table-cell>
          <table:table-cell table:style-name="ce67" office:value-type="float" office:value="0.418" calcext:value-type="float">
            <text:p>0,4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6688-ND</text:p>
          </table:table-cell>
          <table:table-cell table:style-name="ce93" office:value-type="float" office:value="0.47" calcext:value-type="float">
            <text:p>0,4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1A431</text:p>
          </table:table-cell>
          <table:table-cell table:style-name="ce93" office:value-type="float" office:value="0.472" calcext:value-type="float">
            <text:p>0,47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04</text:p>
          </table:table-cell>
          <table:table-cell table:style-name="ce86" office:value-type="string" calcext:value-type="string">
            <text:p>ERZE11A431</text:p>
          </table:table-cell>
          <table:table-cell table:style-name="ce93" office:value-type="float" office:value="0.249" calcext:value-type="float">
            <text:p>0,249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 calcext:value-type="float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1039</text:p>
          </table:table-cell>
          <table:table-cell table:style-name="ce30" office:value-type="string" calcext:value-type="string">
            <text:p>THT <text:s/>4,2mm 3-pin</text:p>
          </table:table-cell>
          <table:table-cell table:style-name="ce45" office:value-type="string" calcext:value-type="string">
            <text:p>X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1]=&quot;Power board&quot;;[.B251]*2;[.B251])" office:value-type="float" office:value="2" calcext:value-type="float">
            <text:p>2</text:p>
          </table:table-cell>
          <table:table-cell table:style-name="ce18" office:value-type="string" calcext:value-type="string">
            <text:p>2425045</text:p>
          </table:table-cell>
          <table:table-cell table:style-name="ce30" office:value-type="string" calcext:value-type="string">
            <text:p>39-30-1039</text:p>
          </table:table-cell>
          <table:table-cell table:style-name="ce66" office:value-type="float" office:value="0.55" calcext:value-type="float">
            <text:p>0,5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18442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39-30-1039</text:p>
          </table:table-cell>
          <table:table-cell table:style-name="ce92" office:value-type="float" office:value="0.585" calcext:value-type="float">
            <text:p>0,58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0-5751</text:p>
          </table:table-cell>
          <table:table-cell table:style-name="ce110" office:value-type="string" calcext:value-type="string">
            <text:p>39-30-1039</text:p>
          </table:table-cell>
          <table:table-cell table:style-name="ce92" office:value-type="float" office:value="0.55" calcext:value-type="float">
            <text:p>0,55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66-03A3</text:p>
          </table:table-cell>
          <table:table-cell table:style-name="ce66" office:value-type="float" office:value="0.498" calcext:value-type="float">
            <text:p>0,498</text:p>
          </table:table-cell>
          <table:table-cell table:style-name="ce100" office:value-type="float" office:value="1" calcext:value-type="float">
            <text:p>1</text:p>
          </table:table-cell>
          <table:table-cell table:formula="of:=[.G251]" office:value-type="float" office:value="2" calcext:value-type="float">
            <text:p>2</text:p>
          </table:table-cell>
          <table:table-cell table:formula="of:=IF([.Y251]&lt;&gt;&quot;&quot;;&quot;&quot;;[.G251])">
            <text:p/>
          </table:table-cell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0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1" calcext:value-type="float">
            <text:p>1</text:p>
          </table:table-cell>
          <table:table-cell table:style-name="ce58" office:value-type="float" office:value="1177884" calcext:value-type="float">
            <text:p>1177884</text:p>
          </table:table-cell>
          <table:table-cell table:style-name="ce64" office:value-type="string" calcext:value-type="string">
            <text:p>2411-01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952-1767-ND</text:p>
          </table:table-cell>
          <table:table-cell table:style-name="ce93" office:value-type="float" office:value="0.73" calcext:value-type="float">
            <text:p>0,730</text:p>
          </table:table-cell>
          <table:table-cell table:style-name="ce101"/>
          <table:table-cell table:style-name="ce86" office:value-type="string" calcext:value-type="string">
            <text:p>710-61400413321</text:p>
          </table:table-cell>
          <table:table-cell table:style-name="ce93" office:value-type="float" office:value="1.2" calcext:value-type="float">
            <text:p>1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2411-01</text:p>
          </table:table-cell>
          <table:table-cell table:style-name="ce125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2]" office:value-type="float" office:value="1" calcext:value-type="float">
            <text:p>1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ZL305-08 (or similar with 0.1” raster and <text:span text:style-name="T3">5mm</text:span> height)</text:p>
          </table:table-cell>
          <table:table-cell table:style-name="ce30" office:value-type="string" calcext:value-type="string">
            <text:p>THT, <text:span text:style-name="T3">solder on the bottom layer</text:span>! Two headers per one connector.</text:p>
          </table:table-cell>
          <table:table-cell table:style-name="ce45" office:value-type="string" calcext:value-type="string">
            <text:p>X12, X14 Front Tremin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3]=&quot;Power board&quot;;[.B253]*2;[.B253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305-08</text:p>
          </table:table-cell>
          <table:table-cell table:style-name="ce66" office:value-type="float" office:value="0.56" calcext:value-type="float">
            <text:p>0,560</text:p>
          </table:table-cell>
          <table:table-cell table:style-name="ce100" office:value-type="float" office:value="1" calcext:value-type="float">
            <text:p>1</text:p>
          </table:table-cell>
          <table:table-cell table:formula="of:=[.G253]" office:value-type="float" office:value="4" calcext:value-type="float">
            <text:p>4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3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025182</text:p>
          </table:table-cell>
          <table:table-cell table:style-name="ce64" office:value-type="string" calcext:value-type="string">
            <text:p>TSW-113-07-F-D</text:p>
          </table:table-cell>
          <table:table-cell table:style-name="ce67" office:value-type="float" office:value="2.24" calcext:value-type="float">
            <text:p>2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5566-ND</text:p>
          </table:table-cell>
          <table:table-cell table:style-name="ce93" office:value-type="float" office:value="2.15" calcext:value-type="float">
            <text:p>2,1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1302621121</text:p>
          </table:table-cell>
          <table:table-cell table:style-name="ce93" office:value-type="float" office:value="1.41" calcext:value-type="float">
            <text:p>1,41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 calcext:value-type="float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1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2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7 AUX tem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30" office:value-type="string" calcext:value-type="string">
            <text:p>22-23-2021</text:p>
          </table:table-cell>
          <table:table-cell table:style-name="ce66" office:value-type="float" office:value="0.1" calcext:value-type="float">
            <text:p>0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21</text:p>
          </table:table-cell>
          <table:table-cell table:style-name="ce92" office:value-type="float" office:value="0.14" calcext:value-type="float">
            <text:p>0,140</text:p>
          </table:table-cell>
          <table:table-cell table:style-name="ce100"/>
          <table:table-cell table:style-name="ce85" office:value-type="string" calcext:value-type="string">
            <text:p>22-23-2021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679-5583</text:p>
          </table:table-cell>
          <table:table-cell table:style-name="ce110" office:value-type="string" calcext:value-type="string">
            <text:p>22-23-2021</text:p>
          </table:table-cell>
          <table:table-cell table:style-name="ce92" office:value-type="float" office:value="0.087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21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6]=&quot;Power board&quot;;[.B256]*2;[.B256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125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56]" office:value-type="float" office:value="2" calcext:value-type="float">
            <text:p>2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7]=&quot;Power board&quot;;[.B257]*2;[.B257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30-3055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/>
          <table:table-cell table:style-name="ce85" office:value-type="string" calcext:value-type="string">
            <text:p>39-30-3055</text:p>
          </table:table-cell>
          <table:table-cell table:style-name="ce92" office:value-type="float" office:value="0.923" calcext:value-type="float">
            <text:p>0,923</text:p>
          </table:table-cell>
          <table:table-cell table:style-name="ce100"/>
          <table:table-cell table:style-name="ce110" office:value-type="string" calcext:value-type="string">
            <text:p>670-5861</text:p>
          </table:table-cell>
          <table:table-cell table:style-name="ce110" office:value-type="string" calcext:value-type="string">
            <text:p>39-30-3055</text:p>
          </table:table-cell>
          <table:table-cell table:style-name="ce92" office:value-type="float" office:value="0.563" calcext:value-type="float">
            <text:p>0,56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0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58:.G259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740-7108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125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0]" office:value-type="float" office:value="2" calcext:value-type="float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1]&lt;&gt;&quot;&quot;;MIN([.J261];[.M261];[.P261];[.T261];[.W261])*[.G261]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2]=&quot;Power board&quot;;[.B262]*2;[.B262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86" office:value-type="string" calcext:value-type="string">
            <text:p>679-5587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125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2]" office:value-type="float" office:value="1" calcext:value-type="float">
            <text:p>1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D2800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691311700103 </text:p>
          </table:table-cell>
          <table:table-cell table:style-name="ce92" office:value-type="float" office:value="0.62" calcext:value-type="float">
            <text:p>0,6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0"/>
          <table:table-cell table:formula="of:=[.G263]"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2S0LOT6C or WE 74990101210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4]=&quot;Power board&quot;;[.B264]*2;[.B264])" office:value-type="float" office:value="1" calcext:value-type="float">
            <text:p>1</text:p>
          </table:table-cell>
          <table:table-cell table:style-name="ce58" office:value-type="string" calcext:value-type="string">
            <text:p>2356129</text:p>
          </table:table-cell>
          <table:table-cell table:style-name="ce64" office:value-type="string" calcext:value-type="string">
            <text:p>74990101210</text:p>
          </table:table-cell>
          <table:table-cell table:style-name="ce67" office:value-type="float" office:value="7.11" calcext:value-type="float">
            <text:p>7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732-4497-5-ND</text:p>
          </table:table-cell>
          <table:table-cell table:style-name="ce93" office:value-type="float" office:value="9.45" calcext:value-type="float">
            <text:p>9,4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74990101210</text:p>
          </table:table-cell>
          <table:table-cell table:style-name="ce93" office:value-type="float" office:value="6.96" calcext:value-type="float">
            <text:p>6,9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<text:s/>814-9875</text:p>
          </table:table-cell>
          <table:table-cell table:style-name="ce86" office:value-type="string" calcext:value-type="string">
            <text:p>74990101210</text:p>
          </table:table-cell>
          <table:table-cell table:style-name="ce93" office:value-type="float" office:value="7.18" calcext:value-type="float">
            <text:p>7,1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LMJ2138812S0LOT6C</text:p>
          </table:table-cell>
          <table:table-cell table:style-name="ce125" office:value-type="float" office:value="2.95" calcext:value-type="float">
            <text:p>2,95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64]" office:value-type="float" office:value="1" calcext:value-type="float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2.95" calcext:value-type="currency">
            <text:p>2,95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4]*[.AC264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5]=&quot;Power board&quot;;[.B265]*2;[.B2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6]=&quot;Power board&quot;;[.B266]*2;[.B2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5:.G266])" office:value-type="float" office:value="7" calcext:value-type="float">
            <text:p>7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0"/>
          <table:table-cell table:style-name="ce110" office:value-type="string" calcext:value-type="string">
            <text:p>681-2997</text:p>
          </table:table-cell>
          <table:table-cell table:style-name="ce110" office:value-type="string" calcext:value-type="string">
            <text:p>M20-9990845</text:p>
          </table:table-cell>
          <table:table-cell table:style-name="ce92" office:value-type="float" office:value="0.125" calcext:value-type="float">
            <text:p>0,12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0" office:value-type="float" office:value="10" calcext:value-type="float">
            <text:p>10</text:p>
          </table:table-cell>
          <table:table-cell table:formula="of:=[.G267]" office:value-type="float" office:value="7" calcext:value-type="float">
            <text:p>7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70-ND </text:p>
          </table:table-cell>
          <table:table-cell table:style-name="ce92" office:value-type="float" office:value="0.22" calcext:value-type="float">
            <text:p>0,2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9990646 </text:p>
          </table:table-cell>
          <table:table-cell table:style-name="ce92" office:value-type="float" office:value="0.226" calcext:value-type="float">
            <text:p>0,226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45-7062</text:p>
          </table:table-cell>
          <table:table-cell table:style-name="ce110" office:value-type="string" calcext:value-type="string">
            <text:p>M20-9990646</text:p>
          </table:table-cell>
          <table:table-cell table:style-name="ce92" office:value-type="float" office:value="0.244" calcext:value-type="float">
            <text:p>0,24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0" office:value-type="float" office:value="10" calcext:value-type="float">
            <text:p>10</text:p>
          </table:table-cell>
          <table:table-cell table:formula="of:=[.G269]" office:value-type="float" office:value="1" calcext:value-type="float">
            <text:p>1</text:p>
          </table:table-cell>
          <table:table-cell/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3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1569</text:p>
          </table:table-cell>
          <table:table-cell table:style-name="ce86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1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4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1]=&quot;Power board&quot;;[.B271]*2;[.B271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/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/>
          <table:table-cell table:style-name="ce110" office:value-type="string" calcext:value-type="string">
            <text:p>681-2981</text:p>
          </table:table-cell>
          <table:table-cell table:style-name="ce110" office:value-type="string" calcext:value-type="string">
            <text:p>M20-9990545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0" office:value-type="float" office:value="25" calcext:value-type="float">
            <text:p>25</text:p>
          </table:table-cell>
          <table:table-cell table:formula="of:=[.G271]"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2]=&quot;Power board&quot;;[.B272]*2;[.B272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86" office:value-type="string" calcext:value-type="string">
            <text:p>226-1443</text:p>
          </table:table-cell>
          <table:table-cell table:style-name="ce86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125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272]" office:value-type="float" office:value="1" calcext:value-type="float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/>
          <table:table-cell table:style-name="ce110" office:value-type="string" calcext:value-type="string">
            <text:p>814-9550</text:p>
          </table:table-cell>
          <table:table-cell table:style-name="ce110" office:value-type="string" calcext:value-type="string">
            <text:p>QCS25.0000F18B23R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73]&lt;&gt;&quot;&quot;;&quot;&quot;;[.G273])" office:value-type="float" office:value="1" calcext:value-type="float">
            <text:p>1</text:p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0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4]=&quot;Power board&quot;;[.B274]*2;[.B274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7-3309</text:p>
          </table:table-cell>
          <table:table-cell table:style-name="ce86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125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274]&lt;&gt;&quot;&quot;;&quot;&quot;;[.G274])" office:value-type="float" office:value="2" calcext:value-type="float">
            <text:p>2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4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5]=&quot;Power board&quot;;[.B275]*2;[.B27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5:.G276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SMA6J1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6J18A-TR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/>
          <table:table-cell table:style-name="ce110" office:value-type="string" calcext:value-type="string">
            <text:p>795-9268</text:p>
          </table:table-cell>
          <table:table-cell table:style-name="ce110" office:value-type="string" calcext:value-type="string">
            <text:p>SMA6J18A-TR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77]&lt;&gt;&quot;&quot;;&quot;&quot;;[.G277])" office:value-type="float" office:value="6" calcext:value-type="float">
            <text:p>6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0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3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T52C4V3</text:p>
          </table:table-cell>
          <table:table-cell table:style-name="ce30" office:value-type="string" calcext:value-type="string">
            <text:p>SOD-1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1" calcext:value-type="float">
            <text:p>1</text:p>
          </table:table-cell>
          <table:table-cell table:style-name="ce18" office:value-type="string" calcext:value-type="string">
            <text:p>2077927</text:p>
          </table:table-cell>
          <table:table-cell table:style-name="ce30" office:value-type="string" calcext:value-type="string">
            <text:p>BZT52C4V3</text:p>
          </table:table-cell>
          <table:table-cell table:style-name="ce66" office:value-type="float" office:value="0.146" calcext:value-type="float">
            <text:p>0,146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 office:value-type="string" calcext:value-type="string">
            <text:p>821-BZT52C4V3</text:p>
          </table:table-cell>
          <table:table-cell table:style-name="ce92" office:value-type="float" office:value="0.108" calcext:value-type="float">
            <text:p>0,108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45-3027</text:p>
          </table:table-cell>
          <table:table-cell table:style-name="ce110" office:value-type="string" calcext:value-type="string">
            <text:p>MMSZ5229BT1G</text:p>
          </table:table-cell>
          <table:table-cell table:style-name="ce92" office:value-type="float" office:value="0.135" calcext:value-type="float">
            <text:p>0,135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79]&lt;&gt;&quot;&quot;;&quot;&quot;;[.G279])" office:value-type="float" office:value="1" calcext:value-type="float">
            <text:p>1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TME" calcext:value-type="string">
            <text:p>TME</text:p>
          </table:table-cell>
          <table:table-cell table:style-name="ce150" table:formula="of:=IF([.G279]&lt;&gt;&quot;&quot;;MIN([.J279];[.M279];[.P279];[.T279];[.W279]);&quot;&quot;)" office:value-type="currency" office:currency="EUR" office:value="0.0189" calcext:value-type="currency">
            <text:p>0,01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9]*[.AC279]" office:value-type="float" office:value="0.0189" calcext:value-type="float">
            <text:p>0,019</text:p>
          </table:table-cell>
          <table:table-cell table:number-columns-repeated="994"/>
        </table:table-row>
        <table:table-row table:style-name="ro6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0]=&quot;Power board&quot;;[.B280]*2;[.B280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802-4568</text:p>
          </table:table-cell>
          <table:table-cell table:style-name="ce86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2" calcext:value-type="float">
            <text:p>2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1]=&quot;Power board&quot;;[.B281]*2;[.B281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725-8247</text:p>
          </table:table-cell>
          <table:table-cell table:style-name="ce110" office:value-type="string" calcext:value-type="string">
            <text:p>PDZ6.2B,115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1]&lt;&gt;&quot;&quot;;&quot;&quot;;[.G281])" office:value-type="float" office:value="2" calcext:value-type="float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2]=&quot;Power board&quot;;[.B282]*2;[.B282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687-3286</text:p>
          </table:table-cell>
          <table:table-cell table:style-name="ce86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125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82]&lt;&gt;&quot;&quot;;&quot;&quot;;[.G282])" office:value-type="float" office:value="2" calcext:value-type="float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3]=&quot;Power board&quot;;[.B283]*2;[.B283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0"/>
          <table:table-cell table:style-name="ce110" office:value-type="string" calcext:value-type="string">
            <text:p>486-4381</text:p>
          </table:table-cell>
          <table:table-cell table:style-name="ce110" office:value-type="string" calcext:value-type="string">
            <text:p>1.5KE400CA</text:p>
          </table:table-cell>
          <table:table-cell table:style-name="ce92" office:value-type="float" office:value="0.781" calcext:value-type="float">
            <text:p>0,78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0" office:value-type="float" office:value="3" calcext:value-type="float">
            <text:p>3</text:p>
          </table:table-cell>
          <table:table-cell table:formula="of:=[.G283]" office:value-type="float" office:value="2" calcext:value-type="float">
            <text:p>2</text:p>
          </table:table-cell>
          <table:table-cell/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0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3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21946" calcext:value-type="currency">
            <text:p>200,22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FC 20-pin cable 150 mm</text:p>
          </table:table-cell>
          <table:table-cell table:style-name="ce30"/>
          <table:table-cell table:style-name="ce45" office:value-type="string" calcext:value-type="string">
            <text:p>3.5”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0]=&quot;Power board&quot;;[.B320]*2;[.B32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184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84"/>
          <table:covered-table-cell table:style-name="ce77"/>
          <table:covered-table-cell table:number-columns-repeated="2" table:style-name="ce184"/>
          <table:covered-table-cell table:style-name="ce104"/>
          <table:covered-table-cell table:number-columns-repeated="2" table:style-name="ce184"/>
          <table:covered-table-cell table:style-name="ce104"/>
          <table:covered-table-cell table:number-columns-repeated="3" table:style-name="ce184"/>
          <table:covered-table-cell table:style-name="ce115"/>
          <table:covered-table-cell table:number-columns-repeated="2" table:style-name="ce184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3]=&quot;Power board&quot;;[.B323]*2;[.B323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4]=&quot;Power board&quot;;[.B324]*2;[.B324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5]=&quot;Power board&quot;;[.B325]*2;[.B325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 calcext:value-type="string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5]*[.AC325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6]=&quot;Power board&quot;;[.B326]*2;[.B326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 calcext:value-type="float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 calcext:value-type="string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6]*[.AC326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7]=&quot;Power board&quot;;[.B327]*2;[.B327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7]&lt;&gt;&quot;&quot;;&quot;&quot;;[.G327])" office:value-type="float" office:value="2" calcext:value-type="float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7]*[.AC327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8]=&quot;Power board&quot;;[.B328]*2;[.B328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8]*[.AC328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29]=&quot;Power board&quot;;[.B329]*2;[.B329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29]*[.AC329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3]=&quot;Power board&quot;;[.B333]*2;[.B33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3]*[.AC333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4]=&quot;Power board&quot;;[.B334]*2;[.B334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5]=&quot;Power board&quot;;[.B335]*2;[.B335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6]=&quot;Power board&quot;;[.B336]*2;[.B336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6]*[.AC336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7]=&quot;Power board&quot;;[.B337]*2;[.B33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7]*[.AC337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8]=&quot;Power board&quot;;[.B338]*2;[.B33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39]=&quot;Power board&quot;;[.B339]*2;[.B33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7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3]=&quot;Power board&quot;;[.B343]*2;[.B34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3]*[.AC343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4]=&quot;Power board&quot;;[.B344]*2;[.B34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4]*[.AC344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5]*[.AC345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5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6]=&quot;Power board&quot;;[.B346]*2;[.B346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 calcext:value-type="string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 calcext:value-type="currency">
            <text:p>1,900 €</text:p>
          </table:table-cell>
          <table:table-cell table:style-name="ce144" table:formula="of:=[.G346]" office:value-type="float" office:value="2" calcext:value-type="float">
            <text:p>2</text:p>
          </table:table-cell>
          <table:table-cell table:style-name="ce163" table:formula="of:=[.AB346]*[.AC346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7]=&quot;Power board&quot;;[.B347]*2;[.B34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7]*[.AC347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1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8]=&quot;Power board&quot;;[.B348]*2;[.B3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49]=&quot;Power board&quot;; [.B349]*2;[.B34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 calcext:value-type="currency">
            <text:p>1,120 €</text:p>
          </table:table-cell>
          <table:table-cell table:style-name="ce143" table:formula="of:=[.G349]" office:value-type="float" office:value="2" calcext:value-type="float">
            <text:p>2</text:p>
          </table:table-cell>
          <table:table-cell table:style-name="ce163" table:formula="of:=[.AB349]*[.AC349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0]=&quot;Power board&quot;; [.B350]*2;[.B35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4" table:formula="of:=[.G350]" office:value-type="float" office:value="1" calcext:value-type="float">
            <text:p>1</text:p>
          </table:table-cell>
          <table:table-cell table:style-name="ce163" table:formula="of:=[.AB350]*[.AC350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1]=&quot;Power board&quot;; [.B351]*2;[.B35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 calcext:value-type="currency">
            <text:p>1,140 €</text:p>
          </table:table-cell>
          <table:table-cell table:style-name="ce143" table:formula="of:=[.G351]" office:value-type="float" office:value="2" calcext:value-type="float">
            <text:p>2</text:p>
          </table:table-cell>
          <table:table-cell table:style-name="ce163" table:formula="of:=[.AB351]*[.AC351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2]=&quot;Power board&quot;; [.B352]*2;[.B352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 calcext:value-type="currency">
            <text:p>0,010 €</text:p>
          </table:table-cell>
          <table:table-cell table:style-name="ce144" table:formula="of:=[.G352]" office:value-type="float" office:value="5" calcext:value-type="float">
            <text:p>5</text:p>
          </table:table-cell>
          <table:table-cell table:style-name="ce163" table:formula="of:=[.AB352]*[.AC352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15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, bottom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4]=&quot;Power board&quot;;[.B354]*2;[.B35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Display mounting rail to front panel top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5]=&quot;Power board&quot;;[.B355]*2;[.B35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6]=&quot;Power board&quot;;[.B356]*2;[.B35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, side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7]=&quot;Power board&quot;; [.B357]*2;[.B357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heatsink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8]=&quot;Power board&quot;;[.B358]*2;[.B35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 calcext:value-type="currency">
            <text:p>0,013 €</text:p>
          </table:table-cell>
          <table:table-cell table:style-name="ce143" table:formula="of:=[.G359]" office:value-type="float" office:value="25" calcext:value-type="float">
            <text:p>25</text:p>
          </table:table-cell>
          <table:table-cell table:style-name="ce163" table:formula="of:=[.AB359]*[.AC359]" office:value-type="float" office:value="0.3305" calcext:value-type="float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1]=&quot;Power board&quot;; [.B361]*2;[.B361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1]*[.AC36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2]=&quot;Power board&quot;; [.B362]*2;[.B3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3]=&quot;Power board&quot;; [.B363]*2;[.B36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2:.G363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4]=[.J364];&quot;Farnell&quot;; IF([.AB364]=[.M364]; &quot;Digikey&quot;; IF([.AB364]=[.P364]; &quot;Mouser&quot;; IF([.AB364]=[.T364]; &quot;RS&quot;; IF([.AB364]=[.W364]; &quot;TME&quot;)))))" office:value-type="string" office:string-value="TME" calcext:value-type="string">
            <text:p>TME</text:p>
          </table:table-cell>
          <table:table-cell table:style-name="ce151" table:formula="of:=IF([.G364]&lt;&gt;&quot;&quot;;MIN([.J364];[.M364];[.P364];[.T364];[.W364]);&quot;&quot;)" office:value-type="currency" office:currency="EUR" office:value="0.0082" calcext:value-type="currency">
            <text:p>0,008 €</text:p>
          </table:table-cell>
          <table:table-cell table:style-name="ce144" table:formula="of:=[.G364]" office:value-type="float" office:value="3" calcext:value-type="float">
            <text:p>3</text:p>
          </table:table-cell>
          <table:table-cell table:style-name="ce163" table:formula="of:=[.AB364]*[.AC36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6]=&quot;Power board&quot;; [.B366]*2;[.B36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12, cheese head</text:p>
          </table:table-cell>
          <table:table-cell table:style-name="ce30" office:value-type="string" calcext:value-type="string">
            <text:p>Enclosure feet for Earth connection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7]=&quot;Power board&quot;; [.B367]*2;[.B3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6:.G367])" office:value-type="float" office:value="3" calcext:value-type="float">
            <text:p>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1" table:formula="of:=IF([.G368]&lt;&gt;&quot;&quot;;MIN([.J368];[.M368];[.P368];[.T368];[.W368]);&quot;&quot;)" office:value-type="currency" office:currency="EUR" office:value="0.0256" calcext:value-type="currency">
            <text:p>0,026 €</text:p>
          </table:table-cell>
          <table:table-cell table:style-name="ce144" table:formula="of:=[.G368]" office:value-type="float" office:value="3" calcext:value-type="float">
            <text:p>3</text:p>
          </table:table-cell>
          <table:table-cell table:style-name="ce163" table:formula="of:=[.AB368]*[.AC368]" office:value-type="float" office:value="0.0768" calcext:value-type="float">
            <text:p>0,07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Washer M3, 8mm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0]=&quot;Power board&quot;; [.B370]*2;[.B370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8X0.4/BN806</text:p>
          </table:table-cell>
          <table:table-cell table:style-name="ce125" office:value-type="float" office:value="0.02586" calcext:value-type="float">
            <text:p>0,02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51" table:formula="of:=IF([.G370]&lt;&gt;&quot;&quot;;MIN([.J370];[.M370];[.P370];[.T370];[.W370]);&quot;&quot;)" office:value-type="currency" office:currency="EUR" office:value="0.02586" calcext:value-type="currency">
            <text:p>0,026 €</text:p>
          </table:table-cell>
          <table:table-cell table:style-name="ce144" table:formula="of:=[.G370]" office:value-type="float" office:value="4" calcext:value-type="float">
            <text:p>4</text:p>
          </table:table-cell>
          <table:table-cell table:style-name="ce163" table:formula="of:=[.AB370]*[.AC370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AUX PS mounting, ext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71]=&quot;Power board&quot;; [.B371]*2;[.B37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Three part heatsink joints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72]=&quot;Power board&quot;; [.B372]*2;[.B37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3]=&quot;Power board&quot;; [.B373]*2;[.B373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74]=&quot;Power board&quot;; [.B374]*2;[.B374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71:.G374])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75]=[.J375];&quot;Farnell&quot;; IF([.AB375]=[.M375]; &quot;Digikey&quot;; IF([.AB375]=[.P375]; &quot;Mouser&quot;; IF([.AB375]=[.T375]; &quot;RS&quot;; IF([.AB375]=[.W375]; &quot;TME&quot;)))))" office:value-type="string" office:string-value="TME" calcext:value-type="string">
            <text:p>TME</text:p>
          </table:table-cell>
          <table:table-cell table:style-name="ce150" table:formula="of:=IF([.G375]&lt;&gt;&quot;&quot;;MIN([.J375];[.M375];[.P375];[.T375];[.W375]);&quot;&quot;)" office:value-type="currency" office:currency="EUR" office:value="0.01854" calcext:value-type="currency">
            <text:p>0,019 €</text:p>
          </table:table-cell>
          <table:table-cell table:style-name="ce143" table:formula="of:=[.G375]" office:value-type="float" office:value="20" calcext:value-type="float">
            <text:p>20</text:p>
          </table:table-cell>
          <table:table-cell table:style-name="ce163" table:formula="of:=[.AB375]*[.AC375]" office:value-type="float" office:value="0.3708" calcext:value-type="float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UX PS mounting, int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77]=&quot;Power board&quot;; [.B377]*2;[.B37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TFT display to display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8]=&quot;Power board&quot;; [.B378]*2;[.B378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terminals cover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9]=&quot;Power board&quot;; [.B379]*2;[.B37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0]=&quot;Power board&quot;; [.B380]*2;[.B38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77:.G380])" office:value-type="float" office:value="14" calcext:value-type="float">
            <text:p>1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7985 </text:p>
          </table:table-cell>
          <table:table-cell table:style-name="ce66" office:value-type="float" office:value="0.01268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0" table:formula="of:=IF([.G381]&lt;&gt;&quot;&quot;;MIN([.J381];[.M381];[.P381];[.T381];[.W381]);&quot;&quot;)" office:value-type="currency" office:currency="EUR" office:value="0.01268" calcext:value-type="currency">
            <text:p>0,013 €</text:p>
          </table:table-cell>
          <table:table-cell table:style-name="ce143" table:formula="of:=[.G381]" office:value-type="float" office:value="14" calcext:value-type="float">
            <text:p>14</text:p>
          </table:table-cell>
          <table:table-cell table:style-name="ce163" table:formula="of:=[.AB381]*[.AC381]" office:value-type="float" office:value="0.17752" calcext:value-type="float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FF-M3X40/DR124</text:p>
          </table:table-cell>
          <table:table-cell table:style-name="ce30" office:value-type="string" calcext:value-type="string">
            <text:p>40 mm metal spacer, M3 (a pair is required for dual channel)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3]=&quot;Power board&quot;; [.B383]*2;[.B38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FF-M3X40/DR124</text:p>
          </table:table-cell>
          <table:table-cell table:style-name="ce66" office:value-type="float" office:value="0.1558" calcext:value-type="float">
            <text:p>0,15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0" table:formula="of:=IF([.G383]&lt;&gt;&quot;&quot;;MIN([.J383];[.M383];[.P383];[.T383];[.W383]);&quot;&quot;)" office:value-type="currency" office:currency="EUR" office:value="0.1558" calcext:value-type="currency">
            <text:p>0,156 €</text:p>
          </table:table-cell>
          <table:table-cell table:style-name="ce143" table:formula="of:=[.G383]" office:value-type="float" office:value="2" calcext:value-type="float">
            <text:p>2</text:p>
          </table:table-cell>
          <table:table-cell table:style-name="ce163" table:formula="of:=[.AB383]*[.AC383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hexagonal</text:p>
          </table:table-cell>
          <table:table-cell table:style-name="ce31" office:value-type="string" calcext:value-type="string">
            <text:p>14 mm, M3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84]=&quot;Power board&quot;; [.B384]*2;[.B384])" office:value-type="float" office:value="5" calcext:value-type="float">
            <text:p>5</text:p>
          </table:table-cell>
          <table:table-cell table:style-name="ce58" office:value-type="float" office:value="1466812" calcext:value-type="float">
            <text:p>1466812</text:p>
          </table:table-cell>
          <table:table-cell table:style-name="ce64" office:value-type="string" calcext:value-type="string">
            <text:p>05.03.143 </text:p>
          </table:table-cell>
          <table:table-cell table:style-name="ce67" office:value-type="float" office:value="0.397" calcext:value-type="float">
            <text:p>0,397</text:p>
          </table:table-cell>
          <table:table-cell table:style-name="ce74" office:value-type="float" office:value="4" calcext:value-type="float">
            <text:p>4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4/BN3320</text:p>
          </table:table-cell>
          <table:table-cell table:style-name="ce125" office:value-type="float" office:value="0.3094" calcext:value-type="float">
            <text:p>0,30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0.3094" calcext:value-type="currency">
            <text:p>0,309 €</text:p>
          </table:table-cell>
          <table:table-cell table:style-name="ce144" table:formula="of:=[.G384]" office:value-type="float" office:value="5" calcext:value-type="float">
            <text:p>5</text:p>
          </table:table-cell>
          <table:table-cell table:style-name="ce163" table:formula="of:=[.AB384]*[.AC384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M5; 8mm; brass</text:p>
          </table:table-cell>
          <table:table-cell table:style-name="ce30" office:value-type="string" calcext:value-type="string">
            <text:p>Extend binding post for PCB mounting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5]=&quot;Power board&quot;; [.B385]*2;[.B385])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FM-M5X8/DR218</text:p>
          </table:table-cell>
          <table:table-cell table:style-name="ce66" office:value-type="float" office:value="0.1868" calcext:value-type="float">
            <text:p>0,1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1868" calcext:value-type="currency">
            <text:p>0,187 €</text:p>
          </table:table-cell>
          <table:table-cell table:style-name="ce143" table:formula="of:=[.G385]" office:value-type="float" office:value="5" calcext:value-type="float">
            <text:p>5</text:p>
          </table:table-cell>
          <table:table-cell table:style-name="ce163" table:formula="of:=[.AB385]*[.AC385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Spacer sleeve; 5mm; cylindrical; brass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6]=&quot;Power board&quot;; [.B386]*2;[.B386])" office:value-type="float" office:value="8" calcext:value-type="float">
            <text:p>8</text:p>
          </table:table-cell>
          <table:table-cell table:style-name="ce58" office:value-type="float" office:value="1733405" calcext:value-type="float">
            <text:p>1733405</text:p>
          </table:table-cell>
          <table:table-cell table:style-name="ce64" office:value-type="string" calcext:value-type="string">
            <text:p>D01475</text:p>
          </table:table-cell>
          <table:table-cell table:style-name="ce67" office:value-type="float" office:value="0.106" calcext:value-type="float">
            <text:p>0,106</text:p>
          </table:table-cell>
          <table:table-cell table:style-name="ce74" office:value-type="float" office:value="10" calcext:value-type="float">
            <text:p>1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DR316/3.2X5</text:p>
          </table:table-cell>
          <table:table-cell table:style-name="ce125" office:value-type="float" office:value="0.057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057" calcext:value-type="currency">
            <text:p>0,057 €</text:p>
          </table:table-cell>
          <table:table-cell table:style-name="ce144" table:formula="of:=[.G386]" office:value-type="float" office:value="8" calcext:value-type="float">
            <text:p>8</text:p>
          </table:table-cell>
          <table:table-cell table:style-name="ce163" table:formula="of:=[.AB386]*[.AC386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FIX-3-2</text:p>
          </table:table-cell>
          <table:table-cell table:style-name="ce30" office:value-type="string" calcext:value-type="string">
            <text:p>2mm spacer between TFT display and display mounting frame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7]=&quot;Power board&quot;; [.B387]*2;[.B387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IX-3-2</text:p>
          </table:table-cell>
          <table:table-cell table:style-name="ce66" office:value-type="float" office:value="0.0159" calcext:value-type="float">
            <text:p>0,01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159" calcext:value-type="currency">
            <text:p>0,016 €</text:p>
          </table:table-cell>
          <table:table-cell table:style-name="ce143" table:formula="of:=[.G387]" office:value-type="float" office:value="4" calcext:value-type="float">
            <text:p>4</text:p>
          </table:table-cell>
          <table:table-cell table:style-name="ce163" table:formula="of:=[.AB387]*[.AC387]" office:value-type="float" office:value="0.0636" calcext:value-type="float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2" calcext:value-type="float">
            <text:p>12</text:p>
          </table:table-cell>
          <table:table-cell table:style-name="ce19" office:value-type="string" calcext:value-type="string">
            <text:p>Light pipe for LED</text:p>
          </table:table-cell>
          <table:table-cell table:style-name="ce31" office:value-type="string" calcext:value-type="string">
            <text:p>Round; Ø3mm; Front: convex; straight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8]=&quot;Power board&quot;; [.B388]*2;[.B388])" office:value-type="float" office:value="12" calcext:value-type="float">
            <text:p>12</text:p>
          </table:table-cell>
          <table:table-cell table:style-name="ce58" office:value-type="float" office:value="2293496" calcext:value-type="float">
            <text:p>2293496</text:p>
          </table:table-cell>
          <table:table-cell table:style-name="ce64" office:value-type="string" calcext:value-type="string">
            <text:p>PLP2-500</text:p>
          </table:table-cell>
          <table:table-cell table:style-name="ce67" office:value-type="float" office:value="0.627" calcext:value-type="float">
            <text:p>0,627</text:p>
          </table:table-cell>
          <table:table-cell table:style-name="ce74" office:value-type="float" office:value="10" calcext:value-type="float">
            <text:p>1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PLP2-625</text:p>
          </table:table-cell>
          <table:table-cell table:style-name="ce125" office:value-type="float" office:value="0.331" calcext:value-type="float">
            <text:p>0,33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0.331" calcext:value-type="currency">
            <text:p>0,331 €</text:p>
          </table:table-cell>
          <table:table-cell table:style-name="ce144" table:formula="of:=[.G388]" office:value-type="float" office:value="12" calcext:value-type="float">
            <text:p>12</text:p>
          </table:table-cell>
          <table:table-cell table:style-name="ce163" table:formula="of:=[.AB388]*[.AC388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churter 4304.6090</text:p>
          </table:table-cell>
          <table:table-cell table:style-name="ce30" office:value-type="string" calcext:value-type="string">
            <text:p>C14 IEC inlet, switch, 2 fuse drawer is included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9]=&quot;Power board&quot;; [.B389]*2;[.B389])" office:value-type="float" office:value="1" calcext:value-type="float">
            <text:p>1</text:p>
          </table:table-cell>
          <table:table-cell table:style-name="ce18" office:value-type="float" office:value="2080294" calcext:value-type="float">
            <text:p>2080294</text:p>
          </table:table-cell>
          <table:table-cell table:style-name="ce30" office:value-type="string" calcext:value-type="string">
            <text:p>4304.6090</text:p>
          </table:table-cell>
          <table:table-cell table:style-name="ce66" office:value-type="float" office:value="9.2" calcext:value-type="float">
            <text:p>9,2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86-1084-ND</text:p>
          </table:table-cell>
          <table:table-cell table:style-name="ce92" office:value-type="float" office:value="13.08" calcext:value-type="float">
            <text:p>13,0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93-4304.6090 </text:p>
          </table:table-cell>
          <table:table-cell table:style-name="ce92" office:value-type="float" office:value="11.76" calcext:value-type="float">
            <text:p>11,7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67-7308</text:p>
          </table:table-cell>
          <table:table-cell table:style-name="ce110" office:value-type="string" calcext:value-type="string">
            <text:p>4304.6090</text:p>
          </table:table-cell>
          <table:table-cell table:style-name="ce92" office:value-type="float" office:value="9.05" calcext:value-type="float">
            <text:p>9,05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4304.6090</text:p>
          </table:table-cell>
          <table:table-cell table:style-name="ce66" office:value-type="float" office:value="3.594" calcext:value-type="float">
            <text:p>3,59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3.594" calcext:value-type="currency">
            <text:p>3,594 €</text:p>
          </table:table-cell>
          <table:table-cell table:style-name="ce143" table:formula="of:=[.G389]" office:value-type="float" office:value="1" calcext:value-type="float">
            <text:p>1</text:p>
          </table:table-cell>
          <table:table-cell table:style-name="ce163" table:formula="of:=[.AB389]*[.AC389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A Fuse</text:p>
          </table:table-cell>
          <table:table-cell table:style-name="ce31" office:value-type="string" calcext:value-type="string">
            <text:p>230 VAC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0]=&quot;Power board&quot;; [.B390]*2;[.B39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4A</text:p>
          </table:table-cell>
          <table:table-cell table:style-name="ce125" office:value-type="float" office:value="0.0946" calcext:value-type="float">
            <text:p>0,0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0.0946" calcext:value-type="currency">
            <text:p>0,095 €</text:p>
          </table:table-cell>
          <table:table-cell table:style-name="ce144" table:formula="of:=[.G390]" office:value-type="float" office:value="2" calcext:value-type="float">
            <text:p>2</text:p>
          </table:table-cell>
          <table:table-cell table:style-name="ce163" table:formula="of:=[.AB390]*[.AC390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 office:value-type="string" calcext:value-type="string">
            <text:p>8A Fuse</text:p>
          </table:table-cell>
          <table:table-cell table:style-name="ce30" office:value-type="string" calcext:value-type="string">
            <text:p>115 VAC option</text:p>
          </table:table-cell>
          <table:table-cell table:style-name="ce45"/>
          <table:table-cell table:style-name="ce30"/>
          <table:table-cell table:style-name="ce51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8A/125V </text:p>
          </table:table-cell>
          <table:table-cell table:style-name="ce66" office:value-type="float" office:value="0.0939" calcext:value-type="float">
            <text:p>0,09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0939" calcext:value-type="currency">
            <text:p>0,094 €</text:p>
          </table:table-cell>
          <table:table-cell table:style-name="ce143" table:formula="of:=[.G391]" office:value-type="float" office:value="0" calcext:value-type="float">
            <text:p>0</text:p>
          </table:table-cell>
          <table:table-cell table:style-name="ce163" table:formula="of:=[.AB391]*[.AC39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0.05" calcext:value-type="float">
            <text:p>0,05</text:p>
          </table:table-cell>
          <table:table-cell table:style-name="ce19" office:value-type="string" calcext:value-type="string">
            <text:p>CB-HFT50.8/1M-BL</text:p>
          </table:table-cell>
          <table:table-cell table:style-name="ce31" office:value-type="string" calcext:value-type="string">
            <text:p>Heat shrink sleeve; 2:1, 50.8mm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2]=&quot;Power board&quot;; [.B392]*2;[.B392])" office:value-type="float" office:value="0.05" calcext:value-type="float">
            <text:p>0,0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B-HFT50.8/1M-BL</text:p>
          </table:table-cell>
          <table:table-cell table:style-name="ce125" office:value-type="float" office:value="1.241" calcext:value-type="float">
            <text:p>1,241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1.241" calcext:value-type="currency">
            <text:p>1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2]*[.AC392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116068</text:p>
          </table:table-cell>
          <table:table-cell table:style-name="ce30" office:value-type="string" calcext:value-type="string">
            <text:p>Encoder knob head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3]=&quot;Power board&quot;; [.B393]*2;[.B39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116068</text:p>
          </table:table-cell>
          <table:table-cell table:style-name="ce66" office:value-type="float" office:value="1.49536" calcext:value-type="float">
            <text:p>1,49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1.49536" calcext:value-type="currency">
            <text:p>1,4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3]*[.AC393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216007</text:p>
          </table:table-cell>
          <table:table-cell table:style-name="ce31" office:value-type="string" calcext:value-type="string">
            <text:p>Encoder knob cap; grey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4]=&quot;Power board&quot;; [.B394]*2;[.B3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216007</text:p>
          </table:table-cell>
          <table:table-cell table:style-name="ce125" office:value-type="float" office:value="0.5631" calcext:value-type="float">
            <text:p>0,563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1" table:formula="of:=IF([.G394]&lt;&gt;&quot;&quot;;MIN([.J394];[.M394];[.P394];[.T394];[.W394]);&quot;&quot;)" office:value-type="currency" office:currency="EUR" office:value="0.5631" calcext:value-type="currency">
            <text:p>0,56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4]*[.AC394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D card 8Gb, min. 4Mb/s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5]=&quot;Power board&quot;; [.B395]*2;[.B3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908-AP8GSDHC4-B</text:p>
          </table:table-cell>
          <table:table-cell table:style-name="ce92" office:value-type="float" office:value="8.71" calcext:value-type="float">
            <text:p>8,7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400-0080R11</text:p>
          </table:table-cell>
          <table:table-cell table:style-name="ce66" office:value-type="float" office:value="3.84" calcext:value-type="float">
            <text:p>3,8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50" table:formula="of:=IF([.G395]&lt;&gt;&quot;&quot;;MIN([.J395];[.M395];[.P395];[.T395];[.W395]);&quot;&quot;)" office:value-type="currency" office:currency="EUR" office:value="3.84" calcext:value-type="currency">
            <text:p>3,8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5]*[.AC395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2VG/3S</text:p>
          </table:table-cell>
          <table:table-cell table:style-name="ce31" office:value-type="string" calcext:value-type="string">
            <text:p>Pluggable terminal block; female; 5mm; angled 90° for DOUT2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6]=&quot;Power board&quot;; [.B396]*2;[.B396])" office:value-type="float" office:value="1" calcext:value-type="float">
            <text:p>1</text:p>
          </table:table-cell>
          <table:table-cell table:style-name="ce58" office:value-type="string" calcext:value-type="string">
            <text:p>3881921 </text:p>
          </table:table-cell>
          <table:table-cell table:style-name="ce64" office:value-type="string" calcext:value-type="string">
            <text:p>CTB92VG/3S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W-5.0-3P</text:p>
          </table:table-cell>
          <table:table-cell table:style-name="ce125" office:value-type="float" office:value="0.42" calcext:value-type="float">
            <text:p>0,4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0.42" calcext:value-type="currency">
            <text:p>0,4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6]*[.AC396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7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92])" office:value-type="currency" office:currency="EUR" office:value="19.08056" calcext:value-type="currency">
            <text:p>19,08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Mouser" calcext:value-type="string">
            <text:p>Mouser</text:p>
          </table:table-cell>
          <table:table-cell table:style-name="ce150" table:formula="of:=IF([.G400]&lt;&gt;&quot;&quot;;MIN([.J400];[.M400];[.P400];[.T400];[.W400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0]*[.AC400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8">
          <table:table-cell table:style-name="ce5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01]*[.AC401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132" calcext:value-type="currency">
            <text:p>0,132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3" table:formula="of:=[.AB402]*[.AC402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3]=&quot;Power board&quot;;[.B403]*2;[.B403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403]=[.J403];&quot;Farnell&quot;; IF([.AB403]=[.M403]; &quot;Digikey&quot;; IF([.AB403]=[.P403]; &quot;Mouser&quot;; IF([.AB403]=[.T403]; &quot;RS&quot;; IF([.AB403]=[.W403]; &quot;TME&quot;)))))" office:value-type="string" office:string-value="RS" calcext:value-type="string">
            <text:p>RS</text:p>
          </table:table-cell>
          <table:table-cell table:style-name="ce151" table:formula="of:=IF([.G403]&lt;&gt;&quot;&quot;;MIN([.J403];[.M403];[.P403];[.T403];[.W403]);&quot;&quot;)" office:value-type="currency" office:currency="EUR" office:value="0.188" calcext:value-type="currency">
            <text:p>0,188 €</text:p>
          </table:table-cell>
          <table:table-cell table:style-name="ce144" table:formula="of:=[.G403]" office:value-type="float" office:value="1" calcext:value-type="float">
            <text:p>1</text:p>
          </table:table-cell>
          <table:table-cell table:style-name="ce163" table:formula="of:=[.AB403]*[.AC403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0" table:formula="of:=IF([.G404]&lt;&gt;&quot;&quot;;MIN([.J404];[.M404];[.P404];[.T404];[.W404]);&quot;&quot;)" office:value-type="currency" office:currency="EUR" office:value="0.0504" calcext:value-type="currency">
            <text:p>0,050 €</text:p>
          </table:table-cell>
          <table:table-cell table:style-name="ce143" table:formula="of:=[.G404]" office:value-type="float" office:value="1" calcext:value-type="float">
            <text:p>1</text:p>
          </table:table-cell>
          <table:table-cell table:style-name="ce163" table:formula="of:=[.AB404]*[.AC404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5]=&quot;Power board&quot;;[.B405]*2;[.B405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1" table:formula="of:=IF([.G405]&lt;&gt;&quot;&quot;;MIN([.J405];[.M405];[.P405];[.T405];[.W405]);&quot;&quot;)" office:value-type="currency" office:currency="EUR" office:value="0.048" calcext:value-type="currency">
            <text:p>0,048 €</text:p>
          </table:table-cell>
          <table:table-cell table:style-name="ce144" table:formula="of:=[.G405]" office:value-type="float" office:value="1" calcext:value-type="float">
            <text:p>1</text:p>
          </table:table-cell>
          <table:table-cell table:style-name="ce163" table:formula="of:=[.AB405]*[.AC405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6]=&quot;Power board&quot;;[.B406]*2;[.B406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0" table:formula="of:=IF([.G406]&lt;&gt;&quot;&quot;;MIN([.J406];[.M406];[.P406];[.T406];[.W406]);&quot;&quot;)" office:value-type="currency" office:currency="EUR" office:value="0.08659" calcext:value-type="currency">
            <text:p>0,087 €</text:p>
          </table:table-cell>
          <table:table-cell table:style-name="ce143" table:formula="of:=[.G406]" office:value-type="float" office:value="2" calcext:value-type="float">
            <text:p>2</text:p>
          </table:table-cell>
          <table:table-cell table:style-name="ce163" table:formula="of:=[.AB406]*[.AC406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7]=&quot;Power board&quot;;[.B407]*2;[.B407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51" table:formula="of:=IF([.G407]&lt;&gt;&quot;&quot;;MIN([.J407];[.M407];[.P407];[.T407];[.W407]);&quot;&quot;)" office:value-type="currency" office:currency="EUR" office:value="0.035" calcext:value-type="currency">
            <text:p>0,035 €</text:p>
          </table:table-cell>
          <table:table-cell table:style-name="ce144" table:formula="of:=[.G407]" office:value-type="float" office:value="1" calcext:value-type="float">
            <text:p>1</text:p>
          </table:table-cell>
          <table:table-cell table:style-name="ce163" table:formula="of:=[.AB407]*[.AC407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8]=&quot;Power board&quot;;[.B408]*2;[.B40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9]=&quot;Power board&quot;;[.B409]*2;[.B40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08:.G409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50" table:formula="of:=IF([.G410]&lt;&gt;&quot;&quot;;MIN([.J410];[.M410];[.P410];[.T410];[.W410]);&quot;&quot;)" office:value-type="currency" office:currency="EUR" office:value="0.0742" calcext:value-type="currency">
            <text:p>0,074 €</text:p>
          </table:table-cell>
          <table:table-cell table:style-name="ce143" table:formula="of:=[.G410]" office:value-type="float" office:value="11" calcext:value-type="float">
            <text:p>11</text:p>
          </table:table-cell>
          <table:table-cell table:style-name="ce163" table:formula="of:=[.AB410]*[.AC410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12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13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2:.G413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4]=[.J414];&quot;Farnell&quot;; IF([.AB414]=[.M414]; &quot;Digikey&quot;; IF([.AB414]=[.P414]; &quot;Mouser&quot;; IF([.AB414]=[.T414]; &quot;RS&quot;; IF([.AB414]=[.W414]; &quot;TME&quot;)))))" office:value-type="string" office:string-value="Farnell" calcext:value-type="string">
            <text:p>Farnell</text:p>
          </table:table-cell>
          <table:table-cell table:style-name="ce150" table:formula="of:=IF([.G414]&lt;&gt;&quot;&quot;;MIN([.J414];[.M414];[.P414];[.T414];[.W414]);&quot;&quot;)" office:value-type="currency" office:currency="EUR" office:value="0.0299" calcext:value-type="currency">
            <text:p>0,030 €</text:p>
          </table:table-cell>
          <table:table-cell table:style-name="ce143" table:formula="of:=[.G414]" office:value-type="float" office:value="5" calcext:value-type="float">
            <text:p>5</text:p>
          </table:table-cell>
          <table:table-cell table:style-name="ce163" table:formula="of:=[.AB414]*[.AC414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5"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6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50" table:formula="of:=IF([.G416]&lt;&gt;&quot;&quot;;MIN([.J416];[.M416];[.P416];[.T416];[.W416]);&quot;&quot;)" office:value-type="currency" office:currency="EUR" office:value="0.02696" calcext:value-type="currency">
            <text:p>0,027 €</text:p>
          </table:table-cell>
          <table:table-cell table:style-name="ce143" table:formula="of:=[.G416]" office:value-type="float" office:value="21" calcext:value-type="float">
            <text:p>21</text:p>
          </table:table-cell>
          <table:table-cell table:style-name="ce163" table:formula="of:=[.AB416]*[.AC416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7]=&quot;Power board&quot;;[.B417]*2;[.B417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1" table:formula="of:=IF([.G417]&lt;&gt;&quot;&quot;;MIN([.J417];[.M417];[.P417];[.T417];[.W417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7]*[.AC417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0]=&quot;Power board&quot;;[.B420]*2;[.B42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21]=&quot;Power board&quot;;[.B421]*2;[.B42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8:.G421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2]=[.J422];&quot;Farnell&quot;; IF([.AB422]=[.M422]; &quot;Digikey&quot;; IF([.AB422]=[.P422]; &quot;Mouser&quot;; IF([.AB422]=[.T422]; &quot;RS&quot;; IF([.AB422]=[.W422]; &quot;TME&quot;)))))" office:value-type="string" office:string-value="TME" calcext:value-type="string">
            <text:p>TME</text:p>
          </table:table-cell>
          <table:table-cell table:style-name="ce150" table:formula="of:=IF([.G422]&lt;&gt;&quot;&quot;;MIN([.J422];[.M422];[.P422];[.T422];[.W422]);&quot;&quot;)" office:value-type="currency" office:currency="EUR" office:value="0.0469" calcext:value-type="currency">
            <text:p>0,047 €</text:p>
          </table:table-cell>
          <table:table-cell table:style-name="ce143" table:formula="of:=[.G422]" office:value-type="float" office:value="6" calcext:value-type="float">
            <text:p>6</text:p>
          </table:table-cell>
          <table:table-cell table:style-name="ce163" table:formula="of:=[.AB422]*[.AC422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4]=&quot;Power board&quot;;[.B424]*2;[.B424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3:.G424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5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1" table:formula="of:=IF([.G423]&lt;&gt;&quot;&quot;;MIN([.J425];[.M425];[.P425];[.T425];[.W425]);&quot;&quot;)" office:value-type="currency" office:currency="EUR" office:value="0.02337" calcext:value-type="currency">
            <text:p>0,023 €</text:p>
          </table:table-cell>
          <table:table-cell table:style-name="ce144" table:formula="of:=[.G425]" office:value-type="float" office:value="6" calcext:value-type="float">
            <text:p>6</text:p>
          </table:table-cell>
          <table:table-cell table:style-name="ce163" table:formula="of:=[.AB425]*[.AC425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7:.G428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9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9]=[.J429];&quot;Farnell&quot;; IF([.AB429]=[.M429]; &quot;Digikey&quot;; IF([.AB429]=[.P429]; &quot;Mouser&quot;; IF([.AB429]=[.T429]; &quot;RS&quot;; IF([.AB429]=[.W429]; &quot;TME&quot;)))))" office:value-type="string" office:string-value="TME" calcext:value-type="string">
            <text:p>TME</text:p>
          </table:table-cell>
          <table:table-cell table:style-name="ce151" table:formula="of:=IF([.G429]&lt;&gt;&quot;&quot;;MIN([.J429];[.M429];[.P429];[.T429];[.W429]);&quot;&quot;)" office:value-type="currency" office:currency="EUR" office:value="0.03609" calcext:value-type="currency">
            <text:p>0,036 €</text:p>
          </table:table-cell>
          <table:table-cell table:style-name="ce144" table:formula="of:=[.G429]" office:value-type="float" office:value="5" calcext:value-type="float">
            <text:p>5</text:p>
          </table:table-cell>
          <table:table-cell table:style-name="ce163" table:formula="of:=[.AB429]*[.AC429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31]=&quot;Power board&quot;;[.B431]*2;[.B431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1" table:formula="of:=IF([.G431]&lt;&gt;&quot;&quot;;MIN([.J431];[.M431];[.P431];[.T431];[.W431]);&quot;&quot;)" office:value-type="currency" office:currency="EUR" office:value="1.12" calcext:value-type="currency">
            <text:p>1,120 €</text:p>
          </table:table-cell>
          <table:table-cell table:style-name="ce144" table:formula="of:=[.G431]" office:value-type="float" office:value="1" calcext:value-type="float">
            <text:p>1</text:p>
          </table:table-cell>
          <table:table-cell table:style-name="ce163" table:formula="of:=[.AB431]*[.AC431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2]=&quot;Power board&quot;;[.B432]*2;[.B432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2:.G435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6]=[.J436];&quot;Farnell&quot;; IF([.AB436]=[.M436]; &quot;Digikey&quot;; IF([.AB436]=[.P436]; &quot;Mouser&quot;; IF([.AB436]=[.T436]; &quot;RS&quot;; IF([.AB436]=[.W436]; &quot;TME&quot;)))))" office:value-type="string" office:string-value="Farnell" calcext:value-type="string">
            <text:p>Farnell</text:p>
          </table:table-cell>
          <table:table-cell table:style-name="ce150" table:formula="of:=IF([.G436]&lt;&gt;&quot;&quot;;MIN([.J436];[.M436];[.P436];[.T436];[.W436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6]*[.AC436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8]=&quot;Power board&quot;;[.B438]*2;[.B438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1]=&quot;Power board&quot;;[.B441]*2;[.B441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8:.G441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2]=[.J442];&quot;Farnell&quot;; IF([.AB442]=[.M442]; &quot;Digikey&quot;; IF([.AB442]=[.P442]; &quot;Mouser&quot;; IF([.AB442]=[.T442]; &quot;RS&quot;; IF([.AB442]=[.W442]; &quot;TME&quot;)))))" office:value-type="string" office:string-value="Farnell" calcext:value-type="string">
            <text:p>Farnell</text:p>
          </table:table-cell>
          <table:table-cell table:style-name="ce150" table:formula="of:=IF([.G442]&lt;&gt;&quot;&quot;;MIN([.J442];[.M442];[.P442];[.T442];[.W442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42]*[.AC44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5]=&quot;Power board&quot;;[.B445]*2;[.B445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4:.G445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0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3" table:formula="of:=[.G446]" office:value-type="float" office:value="0.75" calcext:value-type="float">
            <text:p>1</text:p>
          </table:table-cell>
          <table:table-cell table:style-name="ce163" table:formula="of:=[.AB446]*[.AC446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8:.G449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0]=[.J450];&quot;Farnell&quot;; IF([.AB450]=[.M450]; &quot;Digikey&quot;; IF([.AB450]=[.P450]; &quot;Mouser&quot;; IF([.AB450]=[.T450]; &quot;RS&quot;; IF([.AB450]=[.W450]; &quot;TME&quot;)))))" office:value-type="string" office:string-value="TME" calcext:value-type="string">
            <text:p>TME</text:p>
          </table:table-cell>
          <table:table-cell table:style-name="ce150" table:formula="of:=IF([.G450]&lt;&gt;&quot;&quot;;MIN([.J450];[.M450];[.P450];[.T450];[.W450]);&quot;&quot;)" office:value-type="currency" office:currency="EUR" office:value="0.34" calcext:value-type="currency">
            <text:p>0,340 €</text:p>
          </table:table-cell>
          <table:table-cell table:style-name="ce143" table:formula="of:=[.G450]" office:value-type="float" office:value="0.75" calcext:value-type="float">
            <text:p>1</text:p>
          </table:table-cell>
          <table:table-cell table:style-name="ce163" table:formula="of:=[.AB450]*[.AC450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17" calcext:value-type="float">
            <text:p>0,1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4]=&quot;Power board&quot;;[.B454]*2;[.B454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35" calcext:value-type="float">
            <text:p>0,3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5]=&quot;Power board&quot;;[.B455]*2;[.B455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6]=&quot;Power board&quot;;[.B456]*2;[.B456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0.115" calcext:value-type="float">
            <text:p>0,1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7]=&quot;Power board&quot;;[.B457]*2;[.B457])" office:value-type="float" office:value="0.115" calcext:value-type="float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8]=&quot;Power board&quot;;[.B458]*2;[.B458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52:.G458])" office:value-type="float" office:value="1.605" calcext:value-type="float">
            <text:p>1,605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1" table:formula="of:=IF([.G459]&lt;&gt;&quot;&quot;;MIN([.J459];[.M459];[.P459];[.T459];[.W459]);&quot;&quot;)" office:value-type="currency" office:currency="EUR" office:value="0.34" calcext:value-type="currency">
            <text:p>0,340 €</text:p>
          </table:table-cell>
          <table:table-cell table:style-name="ce144" table:formula="of:=[.G459]" office:value-type="float" office:value="1.605" calcext:value-type="float">
            <text:p>2</text:p>
          </table:table-cell>
          <table:table-cell table:style-name="ce163" table:formula="of:=[.AB459]*[.AC459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table:formula="of:=0.145*2" office:value-type="float" office:value="0.29" calcext:value-type="float">
            <text:p>0,29</text:p>
          </table:table-cell>
          <table:table-cell table:style-name="ce19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61]=&quot;Power board&quot;;[.B461]*2;[.B461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61]=[.J461];&quot;Farnell&quot;; IF([.AB461]=[.M461]; &quot;Digikey&quot;; IF([.AB461]=[.P461]; &quot;Mouser&quot;; IF([.AB461]=[.T461]; &quot;RS&quot;; IF([.AB461]=[.W461]; &quot;TME&quot;)))))" office:value-type="string" office:string-value="Farnell" calcext:value-type="string">
            <text:p>Farnell</text:p>
          </table:table-cell>
          <table:table-cell table:style-name="ce151" table:formula="of:=IF([.G461]&lt;&gt;&quot;&quot;;MIN([.J461];[.M461];[.P461];[.T461];[.W461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61]*[.AC461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62]=&quot;Power board&quot;;[.B462]*2;[.B46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62]=[.J462];&quot;Farnell&quot;; IF([.AB462]=[.M462]; &quot;Digikey&quot;; IF([.AB462]=[.P462]; &quot;Mouser&quot;; IF([.AB462]=[.T462]; &quot;RS&quot;; IF([.AB462]=[.W462]; &quot;TME&quot;)))))" office:value-type="string" office:string-value="Farnell" calcext:value-type="string">
            <text:p>Farnell</text:p>
          </table:table-cell>
          <table:table-cell table:style-name="ce150" table:formula="of:=IF([.G462]&lt;&gt;&quot;&quot;;MIN([.J462];[.M462];[.P462];[.T462];[.W462]);&quot;&quot;)" office:value-type="currency" office:currency="EUR" office:value="0" calcext:value-type="currency">
            <text:p>0,000 €</text:p>
          </table:table-cell>
          <table:table-cell table:style-name="ce143" table:formula="of:=[.G462]" office:value-type="float" office:value="1" calcext:value-type="float">
            <text:p>1</text:p>
          </table:table-cell>
          <table:table-cell table:style-name="ce163" table:formula="of:=[.AB462]*[.AC4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63]=&quot;Power board&quot;;[.B463]*2;[.B463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63]=[.J463];&quot;Farnell&quot;; IF([.AB463]=[.M463]; &quot;Digikey&quot;; IF([.AB463]=[.P463]; &quot;Mouser&quot;; IF([.AB463]=[.T463]; &quot;RS&quot;; IF([.AB463]=[.W463]; &quot;TME&quot;)))))" office:value-type="string" office:string-value="TME" calcext:value-type="string">
            <text:p>TME</text:p>
          </table:table-cell>
          <table:table-cell table:style-name="ce151" table:formula="of:=IF([.G463]&lt;&gt;&quot;&quot;;MIN([.J463];[.M463];[.P463];[.T463];[.W463]);&quot;&quot;)" office:value-type="currency" office:currency="EUR" office:value="1.04" calcext:value-type="currency">
            <text:p>1,040 €</text:p>
          </table:table-cell>
          <table:table-cell table:style-name="ce144" table:formula="of:=[.G463]" office:value-type="float" office:value="1" calcext:value-type="float">
            <text:p>1</text:p>
          </table:table-cell>
          <table:table-cell table:style-name="ce163" table:formula="of:=[.AB463]*[.AC463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218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400:.AD463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9">
          <table:table-cell table:style-name="ce5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0]+[.AD397]+[.AD464]" office:value-type="currency" office:currency="EUR" office:value="289.38913" calcext:value-type="currency">
            <text:p>289,39 €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203"/>
          <table:covered-table-cell table:style-name="ce243"/>
          <table:covered-table-cell table:number-columns-repeated="2" table:style-name="ce203"/>
          <table:covered-table-cell table:style-name="ce270"/>
          <table:covered-table-cell table:style-name="ce203"/>
          <table:table-cell table:style-name="ce203"/>
          <table:table-cell table:style-name="ce270"/>
          <table:table-cell table:style-name="ce203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20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20">
          <table:table-cell table:style-name="ce9"/>
          <table:table-cell table:style-name="ce14"/>
          <table:table-cell table:style-name="ce27"/>
          <table:table-cell table:style-name="ce203" table:number-columns-repeated="7"/>
          <table:table-cell table:style-name="ce243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20">
          <table:table-cell/>
          <table:table-cell table:style-name="ce14"/>
          <table:table-cell table:style-name="ce28"/>
          <table:table-cell table:style-name="Default"/>
          <table:table-cell table:style-name="ce203" table:number-columns-repeated="6"/>
          <table:table-cell table:style-name="ce243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8:.AD470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20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6]+[.AD471]" office:value-type="currency" office:currency="EUR" office:value="410.38913" calcext:value-type="currency">
            <text:p>410,39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20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192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1" table:number-rows-repeated="268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2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4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.00.0000</text:date>, <text:time style:data-style-name="N2" text:time-value="15:26:39.027923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4-19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4-20T15:27:30.748431943</dc:date>
    <meta:editing-cycles>1787</meta:editing-cycles>
    <meta:editing-duration>P12DT10H8M16S</meta:editing-duration>
    <meta:generator>LibreOffice/5.3.1.2$Linux_X86_64 LibreOffice_project/e80a0e0fd1875e1696614d24c32df0f95f03deb2</meta:generator>
    <meta:document-statistic meta:table-count="1" meta:cell-count="64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